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18.8pt"/>
    </style:style>
    <style:style style:name="co11" style:family="table-column">
      <style:table-column-properties fo:break-before="auto" style:column-width="150.66pt"/>
    </style:style>
    <style:style style:name="co4" style:family="table-column">
      <style:table-column-properties fo:break-before="auto" style:column-width="176.09pt"/>
    </style:style>
    <style:style style:name="co5" style:family="table-column">
      <style:table-column-properties fo:break-before="auto" style:column-width="180.34pt"/>
    </style:style>
    <style:style style:name="co6" style:family="table-column">
      <style:table-column-properties fo:break-before="auto" style:column-width="87.7pt"/>
    </style:style>
    <style:style style:name="co7" style:family="table-column">
      <style:table-column-properties fo:break-before="auto" style:column-width="111.06pt"/>
    </style:style>
    <style:style style:name="co9" style:family="table-column">
      <style:table-column-properties fo:break-before="auto" style:column-width="72.85pt"/>
    </style:style>
    <style:style style:name="co12" style:family="table-column">
      <style:table-column-properties fo:break-before="auto" style:column-width="90.51pt"/>
    </style:style>
    <style:style style:name="co13" style:family="table-column">
      <style:table-column-properties fo:break-before="auto" style:column-width="93.34pt"/>
    </style:style>
    <style:style style:name="co14" style:family="table-column">
      <style:table-column-properties fo:break-before="auto" style:column-width="74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54" style:family="table-cell" style:parent-style-name="Default" style:data-style-name="N125"/>
    <style:style style:name="ce55" style:family="table-cell" style:parent-style-name="Default" style:data-style-name="N1"/>
    <style:style style:name="ce75" style:family="table-cell" style:parent-style-name="Default" style:data-style-name="N2"/>
    <style:style style:name="ce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00"/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 style:data-style-name="N124"/>
    <style:style style:name="ce4" style:family="table-cell" style:parent-style-name="Default" style:data-style-name="N124">
      <style:text-properties style:text-underline-style="none"/>
    </style:style>
    <style:style style:name="ce5" style:family="table-cell" style:parent-style-name="Default" style:data-style-name="N124">
      <style:text-properties style:text-underline-style="solid" style:text-underline-width="auto" style:text-underline-color="font-color"/>
    </style:style>
    <style:style style:name="ce6" style:family="table-cell" style:parent-style-name="Default" style:data-style-name="N124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40" style:family="table-cell" style:parent-style-name="Default">
      <style:table-cell-properties style:cell-protect="none" style:print-content="true"/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3">
      <style:table-cell-properties style:text-align-source="fix" style:repeat-content="false"/>
      <style:paragraph-properties fo:text-align="end" fo:margin-left="0pt"/>
      <style:text-properties fo:font-style="italic" style:font-style-asian="italic" style:font-style-complex="italic"/>
    </style:style>
    <style:style style:name="ce8" style:family="table-cell" style:parent-style-name="Default" style:data-style-name="N3">
      <style:text-properties fo:font-style="italic" style:font-style-asian="italic" style:font-style-complex="italic"/>
    </style:style>
    <style:style style:name="ce7" style:family="table-cell" style:parent-style-name="Default" style:data-style-name="N125">
      <style:text-properties fo:font-style="italic" style:font-style-asian="italic" style:font-style-complex="italic"/>
    </style:style>
    <style:style style:name="ce9" style:family="table-cell" style:parent-style-name="Default" style:data-style-name="N125">
      <style:map style:condition="cell-content()&lt;=0" style:apply-style-name="DANGER" style:base-cell-address="Calculator.B21"/>
    </style:style>
    <style:style style:name="ce10" style:family="table-cell" style:parent-style-name="Default" style:data-style-name="N125">
      <style:text-properties style:text-underline-style="none"/>
      <style:map style:condition="cell-content()&lt;=0" style:apply-style-name="DANGER" style:base-cell-address="Calculator.B21"/>
    </style:style>
    <style:style style:name="ce11" style:family="table-cell" style:parent-style-name="Default" style:data-style-name="N125">
      <style:text-properties style:text-underline-style="solid" style:text-underline-width="auto" style:text-underline-color="font-color"/>
      <style:map style:condition="cell-content()&lt;=0" style:apply-style-name="DANGER" style:base-cell-address="Calculator.B34"/>
    </style:style>
    <style:style style:name="ce12" style:family="table-cell" style:parent-style-name="Default" style:data-style-name="N125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  <style:map style:condition="cell-content()&lt;=0" style:apply-style-name="DANGER" style:base-cell-address="Calculator.B21"/>
    </style:style>
    <style:style style:name="ce13" style:family="table-cell" style:parent-style-name="Default" style:data-style-name="N4"/>
    <style:style style:name="ce57" style:family="table-cell" style:parent-style-name="Default" style:data-style-name="N125"/>
    <style:style style:name="ce58" style:family="table-cell" style:parent-style-name="Default" style:data-style-name="N1"/>
    <style:style style:name="ce16" style:family="table-cell" style:parent-style-name="Default" style:data-style-name="N3">
      <style:map style:condition="cell-content()&gt;=[.$B$5]" style:apply-style-name="DANGER" style:base-cell-address="Calculator.C21"/>
      <style:map style:condition="cell-content()&lt;=0" style:apply-style-name="DANGER" style:base-cell-address="Calculator.C21"/>
    </style:style>
    <style:style style:name="ce17" style:family="table-cell" style:parent-style-name="Default" style:data-style-name="N3">
      <style:text-properties style:text-underline-style="none"/>
      <style:map style:condition="cell-content()&gt;=[.$B$5]" style:apply-style-name="DANGER" style:base-cell-address="Calculator.C21"/>
      <style:map style:condition="cell-content()&lt;=0" style:apply-style-name="DANGER" style:base-cell-address="Calculator.C21"/>
    </style:style>
    <style:style style:name="ce18" style:family="table-cell" style:parent-style-name="Default" style:data-style-name="N3">
      <style:text-properties style:text-underline-style="solid" style:text-underline-width="auto" style:text-underline-color="font-color"/>
      <style:map style:condition="cell-content()&gt;=[.$B$5]" style:apply-style-name="DANGER" style:base-cell-address="Calculator.C34"/>
      <style:map style:condition="cell-content()&lt;=0" style:apply-style-name="DANGER" style:base-cell-address="Calculator.C34"/>
    </style:style>
    <style:style style:name="ce19" style:family="table-cell" style:parent-style-name="Default" style:data-style-name="N3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  <style:map style:condition="cell-content()&gt;=[.$B$5]" style:apply-style-name="DANGER" style:base-cell-address="Calculator.C21"/>
      <style:map style:condition="cell-content()&lt;=0" style:apply-style-name="DANGER" style:base-cell-address="Calculator.C21"/>
    </style:style>
    <style:style style:name="ce20" style:family="table-cell" style:parent-style-name="Default" style:data-style-name="N3"/>
    <style:style style:name="ce21" style:family="table-cell" style:parent-style-name="Default" style:data-style-name="N3">
      <style:map style:condition="cell-content()&lt;=[.$B$10]" style:apply-style-name="DANGER" style:base-cell-address="Calculator.D21"/>
    </style:style>
    <style:style style:name="ce22" style:family="table-cell" style:parent-style-name="Default" style:data-style-name="N3">
      <style:text-properties style:text-underline-style="none"/>
      <style:map style:condition="cell-content()&lt;=[.$B$10]" style:apply-style-name="DANGER" style:base-cell-address="Calculator.D21"/>
    </style:style>
    <style:style style:name="ce23" style:family="table-cell" style:parent-style-name="Default" style:data-style-name="N3">
      <style:text-properties style:text-underline-style="solid" style:text-underline-width="auto" style:text-underline-color="font-color"/>
      <style:map style:condition="cell-content()&lt;=[.$B$10]" style:apply-style-name="DANGER" style:base-cell-address="Calculator.D34"/>
    </style:style>
    <style:style style:name="ce24" style:family="table-cell" style:parent-style-name="Default" style:data-style-name="N3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  <style:map style:condition="cell-content()&lt;=[.$B$10]" style:apply-style-name="DANGER" style:base-cell-address="Calculator.D21"/>
    </style:style>
    <style:style style:name="ce25" style:family="table-cell" style:parent-style-name="Default" style:data-style-name="N3">
      <style:text-properties fo:font-style="normal" style:font-style-asian="normal" style:font-style-complex="normal"/>
    </style:style>
    <style:style style:name="ce26" style:family="table-cell" style:parent-style-name="Default" style:data-style-name="N4"/>
    <style:style style:name="ce27" style:family="table-cell" style:parent-style-name="Default" style:data-style-name="N4">
      <style:text-properties style:text-underline-style="none"/>
    </style:style>
    <style:style style:name="ce28" style:family="table-cell" style:parent-style-name="Default" style:data-style-name="N4">
      <style:text-properties style:text-underline-style="solid" style:text-underline-width="auto" style:text-underline-color="font-color"/>
    </style:style>
    <style:style style:name="ce29" style:family="table-cell" style:parent-style-name="Default" style:data-style-name="N4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30" style:family="table-cell" style:parent-style-name="Default" style:data-style-name="N4"/>
    <style:style style:name="ce31" style:family="table-cell" style:parent-style-name="Default" style:data-style-name="N4">
      <style:text-properties style:text-underline-style="none"/>
    </style:style>
    <style:style style:name="ce32" style:family="table-cell" style:parent-style-name="Default" style:data-style-name="N4">
      <style:text-properties style:text-underline-style="solid" style:text-underline-width="auto" style:text-underline-color="font-color"/>
    </style:style>
    <style:style style:name="ce33" style:family="table-cell" style:parent-style-name="Default" style:data-style-name="N4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81" style:family="table-cell" style:parent-style-name="Default" style:data-style-name="N2"/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 style:data-style-name="N100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Materials.$A$2:.$A$12])" table:allow-empty-cell="true" table:display-list="unsorted" table:base-cell-address="Calculator.B1">
          <table:error-message table:message-type="stop" table:display="true"/>
        </table:content-validation>
        <table:content-validation table:name="val2" table:condition="of:cell-content-is-in-list([$Cartridges.$A$2:$Cartridges.$A$65001])" table:allow-empty-cell="true" table:display-list="unsorted" table:base-cell-address="Calculator.B30">
          <table:error-message table:message-type="stop" table:display="true"/>
        </table:content-validation>
      </table:content-validations>
      <table:table table:name="Calculator" table:style-name="ta1">
        <table:table-column table:style-name="co4" table:default-cell-style-name="ce3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3" table:default-cell-style-name="Default"/>
        <table:table-column table:style-name="co14" table:default-cell-style-name="Default"/>
        <table:table-column table:style-name="co8" table:number-columns-repeated="1013" table:default-cell-style-name="Default"/>
        <table:table-row table:style-name="ro1">
          <table:table-cell table:style-name="ce1" office:value-type="string" calcext:value-type="string">
            <text:p>Material</text:p>
          </table:table-cell>
          <table:table-cell table:style-name="ce40" table:content-validation-name="val1" office:value-type="string" calcext:value-type="string">
            <text:p>Steel 4130 (Min)</text:p>
          </table:table-cell>
          <table:table-cell table:style-name="ce1" office:value-type="string" calcext:value-type="string">
            <text:p>← Changeme</text:p>
          </table:table-cell>
          <table:table-cell/>
          <table:table-cell office:value-type="string" calcext:value-type="string" table:number-columns-spanned="3" table:number-rows-spanned="1">
            <text:p>Hoop Stress = (Pressure x Outside Dia)/(2 x Wall)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Cartridge</text:p>
          </table:table-cell>
          <table:table-cell table:style-name="Default" table:content-validation-name="val2" office:value-type="string" calcext:value-type="string">
            <text:p>9mm</text:p>
          </table:table-cell>
          <table:table-cell table:style-name="ce1" office:value-type="string" calcext:value-type="string">
            <text:p>← Changeme</text:p>
          </table:table-cell>
          <table:table-cell/>
          <table:table-cell table:style-name="ce20" office:value-type="string" calcext:value-type="string" table:number-columns-spanned="3" table:number-rows-spanned="1">
            <text:p>Working Pressure = ( 2 * Yield * Wall) / Outside Dia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2" office:value-type="string" calcext:value-type="string">
            <text:p>Numbers from Material</text:p>
          </table:table-cell>
          <table:table-cell table:style-name="ce39" table:formula="of:=VLOOKUP([.$B$1];[$Materials.$A$2:$Materials.$C$65001];1;1)" office:value-type="string" office:string-value="Steel 4130 (Min)" calcext:value-type="string">
            <text:p>Steel 4130 (Min)</text:p>
          </table:table-cell>
          <table:table-cell table:number-columns-repeated="2"/>
          <table:table-cell office:value-type="string" calcext:value-type="string">
            <text:p>PSI = MPa * 145.037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Yield Strength (PSI)</text:p>
          </table:table-cell>
          <table:table-cell table:style-name="ce8" table:formula="of:=VLOOKUP([.$B$1]; [$Materials.$A$2:$Materials.$C$65001]; 2; 1)" office:value-type="float" office:value="63100" calcext:value-type="float">
            <text:p>63,100</text:p>
          </table:table-cell>
          <table:table-cell table:number-columns-repeated="2"/>
          <table:table-cell office:value-type="string" calcext:value-type="string">
            <text:p>MPa = PSI / 145.037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ltimate Tensile Strength (PSI)</text:p>
          </table:table-cell>
          <table:table-cell table:style-name="ce8" table:formula="of:=VLOOKUP([.$B$1]; [Materials.$A$2:.$C$65001]; 3; 1)" office:value-type="float" office:value="97200" calcext:value-type="float">
            <text:p>97,200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Numbers from Cartridge</text:p>
          </table:table-cell>
          <table:table-cell table:style-name="ce39" table:formula="of:=VLOOKUP([.$B$2]; [$Cartridges.$A$2:$Cartridges.$C$65001]; 1; 0)" office:value-type="string" office:string-value="9mm" calcext:value-type="string">
            <text:p>9mm</text:p>
          </table:table-cell>
          <table:table-cell table:number-columns-repeated="3"/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MPa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artridge Base Diameter (Inches)</text:p>
          </table:table-cell>
          <table:table-cell table:style-name="ce7" table:formula="of:=VLOOKUP([.$B$2]; [$Cartridges.$A$2:$Cartridges.$C$65001]; 3; 0)" office:value-type="float" office:value="0.391" calcext:value-type="float">
            <text:p>0.3910</text:p>
          </table:table-cell>
          <table:table-cell table:number-columns-repeated="2"/>
          <table:table-cell table:style-name="ce1" office:value-type="string" calcext:value-type="string">
            <text:p>PSI to MPa</text:p>
          </table:table-cell>
          <table:table-cell table:style-name="ce25" office:value-type="float" office:value="1" calcext:value-type="float">
            <text:p>1</text:p>
          </table:table-cell>
          <table:table-cell table:style-name="ce3" table:formula="of:=[.F9]/105.0377" office:value-type="float" office:value="0.00952039124999881" calcext:value-type="float">
            <text:p>0.01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eak Pressure (PSI)</text:p>
          </table:table-cell>
          <table:table-cell table:style-name="ce8" table:formula="of:=VLOOKUP([.$B$2]; [$Cartridges.$A$2:$Cartridges.$C$65001]; 2; 0)" office:value-type="float" office:value="38500" calcext:value-type="float">
            <text:p>38,500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ce1" office:value-type="string" calcext:value-type="string">
            <text:p>MPa</text:p>
          </table:table-cell>
          <table:table-cell table:style-name="ce1" office:value-type="string" calcext:value-type="string">
            <text:p>PSI</text:p>
          </table:table-cell>
          <table:table-cell table:number-columns-repeated="1017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MPa to PSI</text:p>
          </table:table-cell>
          <table:table-cell office:value-type="float" office:value="105" calcext:value-type="float">
            <text:p>105</text:p>
          </table:table-cell>
          <table:table-cell table:style-name="ce20" table:formula="of:=145.0377*[.F12]" office:value-type="float" office:value="15228.9585" calcext:value-type="float">
            <text:p>15,229</text:p>
          </table:table-cell>
          <table:table-cell table:number-columns-repeated="1017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2">
          <table:table-cell table:style-name="ce2"/>
          <table:table-cell table:style-name="ce8"/>
          <table:table-cell table:number-columns-repeated="1022"/>
        </table:table-row>
        <table:table-row table:style-name="ro1">
          <table:table-cell table:style-name="ce2"/>
          <table:table-cell table:style-name="ce8"/>
          <table:table-cell table:number-columns-repeated="2"/>
          <table:table-cell office:value-type="string" calcext:value-type="string">
            <text:p>Bullet RPM = MV X 720/Twist Rate (in inches)</text:p>
          </table:table-cell>
          <table:table-cell table:number-columns-repeated="1019"/>
        </table:table-row>
        <table:table-row table:style-name="ro1" table:number-rows-repeated="2">
          <table:table-cell table:style-name="ce2"/>
          <table:table-cell table:style-name="ce8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Outside Diameter (in)</text:p>
          </table:table-cell>
          <table:table-cell table:style-name="Default" office:value-type="string" calcext:value-type="string">
            <text:p>Wall (in)</text:p>
          </table:table-cell>
          <table:table-cell office:value-type="string" calcext:value-type="string">
            <text:p>Hoop Stress</text:p>
          </table:table-cell>
          <table:table-cell office:value-type="string" calcext:value-type="string">
            <text:p>Yield Pressure</text:p>
          </table:table-cell>
          <table:table-cell office:value-type="string" calcext:value-type="string">
            <text:p>Burst Pressure</text:p>
          </table:table-cell>
          <table:table-cell office:value-type="string" calcext:value-type="string">
            <text:p>Yield Safety Factor</text:p>
          </table:table-cell>
          <table:table-cell office:value-type="string" calcext:value-type="string">
            <text:p>Burst Safety Factor</text:p>
          </table:table-cell>
          <table:table-cell table:number-columns-repeated="1017"/>
        </table:table-row>
        <table:table-row table:style-name="ro1">
          <table:table-cell office:value-type="float" office:value="0.25" calcext:value-type="float">
            <text:p>0.250</text:p>
          </table:table-cell>
          <table:table-cell table:formula="of:=([.$A21]-[.$B$9])/2" office:value-type="float" office:value="-0.0705" calcext:value-type="float">
            <text:p>-0.0705</text:p>
          </table:table-cell>
          <table:table-cell table:style-name="ce16" table:formula="of:=([.$B$10]*[.$B$9])/(2*[.$B21])" office:value-type="float" office:value="-106762.411347518" calcext:value-type="float">
            <text:p>-106,762</text:p>
          </table:table-cell>
          <table:table-cell table:style-name="ce21" table:formula="of:=(2*[.$B$5]*[.$B21])/[.$A21]" office:value-type="float" office:value="-35588.4" calcext:value-type="float">
            <text:p>-35,588</text:p>
          </table:table-cell>
          <table:table-cell table:style-name="ce21" table:formula="of:=(2*[.$B$6]*[.$B21])/[.$A21]" office:value-type="float" office:value="-54820.8" calcext:value-type="float">
            <text:p>-54,821</text:p>
          </table:table-cell>
          <table:table-cell table:style-name="ce26" table:formula="of:=[.$B$5]/[.$C21]" office:value-type="float" office:value="-0.591031985916897" calcext:value-type="float">
            <text:p>-0.59</text:p>
          </table:table-cell>
          <table:table-cell table:style-name="ce30" table:formula="of:=[.$B$6]/[.$C21]" office:value-type="float" office:value="-0.910432789716677" calcext:value-type="float">
            <text:p>-0.91</text:p>
          </table:table-cell>
          <table:table-cell table:number-columns-repeated="1017"/>
        </table:table-row>
        <table:table-row table:style-name="ro1">
          <table:table-cell office:value-type="float" office:value="0.3125" calcext:value-type="float">
            <text:p>0.313</text:p>
          </table:table-cell>
          <table:table-cell table:formula="of:=([.$A22]-[.$B$9])/2" office:value-type="float" office:value="-0.03925" calcext:value-type="float">
            <text:p>-0.0393</text:p>
          </table:table-cell>
          <table:table-cell table:style-name="ce16" table:formula="of:=([.$B$10]*[.$B$9])/(2*[.$B22])" office:value-type="float" office:value="-191764.331210191" calcext:value-type="float">
            <text:p>-191,764</text:p>
          </table:table-cell>
          <table:table-cell table:style-name="ce21" table:formula="of:=(2*[.$B$5]*[.$B22])/[.$A22]" office:value-type="float" office:value="-15850.72" calcext:value-type="float">
            <text:p>-15,851</text:p>
          </table:table-cell>
          <table:table-cell table:style-name="ce21" table:formula="of:=(2*[.$B$6]*[.$B22])/[.$A22]" office:value-type="float" office:value="-24416.64" calcext:value-type="float">
            <text:p>-24,417</text:p>
          </table:table-cell>
          <table:table-cell table:style-name="ce26" table:formula="of:=[.$B$5]/[.$C22]" office:value-type="float" office:value="-0.329049722655861" calcext:value-type="float">
            <text:p>-0.33</text:p>
          </table:table-cell>
          <table:table-cell table:style-name="ce30" table:formula="of:=[.$B$6]/[.$C22]" office:value-type="float" office:value="-0.506872155977015" calcext:value-type="float">
            <text:p>-0.51</text:p>
          </table:table-cell>
          <table:table-cell table:number-columns-repeated="1017"/>
        </table:table-row>
        <table:table-row table:style-name="ro1">
          <table:table-cell office:value-type="float" office:value="0.375" calcext:value-type="float">
            <text:p>0.375</text:p>
          </table:table-cell>
          <table:table-cell table:formula="of:=([.$A23]-[.$B$9])/2" office:value-type="float" office:value="-0.00800000000000001" calcext:value-type="float">
            <text:p>-0.0080</text:p>
          </table:table-cell>
          <table:table-cell table:style-name="ce16" table:formula="of:=([.$B$10]*[.$B$9])/(2*[.$B23])" office:value-type="float" office:value="-940843.749999999" calcext:value-type="float">
            <text:p>-940,844</text:p>
          </table:table-cell>
          <table:table-cell table:style-name="ce21" table:formula="of:=(2*[.$B$5]*[.$B23])/[.$A23]" office:value-type="float" office:value="-2692.26666666667" calcext:value-type="float">
            <text:p>-2,692</text:p>
          </table:table-cell>
          <table:table-cell table:style-name="ce21" table:formula="of:=(2*[.$B$6]*[.$B23])/[.$A23]" office:value-type="float" office:value="-4147.2" calcext:value-type="float">
            <text:p>-4,147</text:p>
          </table:table-cell>
          <table:table-cell table:style-name="ce26" table:formula="of:=[.$B$5]/[.$C23]" office:value-type="float" office:value="-0.0670674593948252" calcext:value-type="float">
            <text:p>-0.07</text:p>
          </table:table-cell>
          <table:table-cell table:style-name="ce30" table:formula="of:=[.$B$6]/[.$C23]" office:value-type="float" office:value="-0.103311522237354" calcext:value-type="float">
            <text:p>-0.10</text:p>
          </table:table-cell>
          <table:table-cell table:number-columns-repeated="1017"/>
        </table:table-row>
        <table:table-row table:style-name="ro1">
          <table:table-cell office:value-type="float" office:value="0.4375" calcext:value-type="float">
            <text:p>0.438</text:p>
          </table:table-cell>
          <table:table-cell table:formula="of:=([.$A24]-[.$B$9])/2" office:value-type="float" office:value="0.02325" calcext:value-type="float">
            <text:p>0.0233</text:p>
          </table:table-cell>
          <table:table-cell table:style-name="ce16" table:formula="of:=([.$B$10]*[.$B$9])/(2*[.$B24])" office:value-type="float" office:value="323731.182795699" calcext:value-type="float">
            <text:p>323,731</text:p>
          </table:table-cell>
          <table:table-cell table:style-name="ce21" table:formula="of:=(2*[.$B$5]*[.$B24])/[.$A24]" office:value-type="float" office:value="6706.62857142857" calcext:value-type="float">
            <text:p>6,707</text:p>
          </table:table-cell>
          <table:table-cell table:style-name="ce21" table:formula="of:=(2*[.$B$6]*[.$B24])/[.$A24]" office:value-type="float" office:value="10330.9714285714" calcext:value-type="float">
            <text:p>10,331</text:p>
          </table:table-cell>
          <table:table-cell table:style-name="ce26" table:formula="of:=[.$B$5]/[.$C24]" office:value-type="float" office:value="0.19491480386621" calcext:value-type="float">
            <text:p>0.19</text:p>
          </table:table-cell>
          <table:table-cell table:style-name="ce30" table:formula="of:=[.$B$6]/[.$C24]" office:value-type="float" office:value="0.300249111502308" calcext:value-type="float">
            <text:p>0.30</text:p>
          </table:table-cell>
          <table:table-cell table:number-columns-repeated="1017"/>
        </table:table-row>
        <table:table-row table:style-name="ro1">
          <table:table-cell office:value-type="float" office:value="0.5" calcext:value-type="float">
            <text:p>0.500</text:p>
          </table:table-cell>
          <table:table-cell table:formula="of:=([.$A25]-[.$B$9])/2" office:value-type="float" office:value="0.0545" calcext:value-type="float">
            <text:p>0.0545</text:p>
          </table:table-cell>
          <table:table-cell table:style-name="ce16" table:formula="of:=([.$B$10]*[.$B$9])/(2*[.$B25])" office:value-type="float" office:value="138105.504587156" calcext:value-type="float">
            <text:p>138,106</text:p>
          </table:table-cell>
          <table:table-cell table:style-name="ce21" table:formula="of:=(2*[.$B$5]*[.$B25])/[.$A25]" office:value-type="float" office:value="13755.8" calcext:value-type="float">
            <text:p>13,756</text:p>
          </table:table-cell>
          <table:table-cell table:style-name="ce21" table:formula="of:=(2*[.$B$6]*[.$B25])/[.$A25]" office:value-type="float" office:value="21189.6" calcext:value-type="float">
            <text:p>21,190</text:p>
          </table:table-cell>
          <table:table-cell table:style-name="ce26" table:formula="of:=[.$B$5]/[.$C25]" office:value-type="float" office:value="0.456897067127246" calcext:value-type="float">
            <text:p>0.46</text:p>
          </table:table-cell>
          <table:table-cell table:style-name="ce30" table:formula="of:=[.$B$6]/[.$C25]" office:value-type="float" office:value="0.70380974524197" calcext:value-type="float">
            <text:p>0.70</text:p>
          </table:table-cell>
          <table:table-cell table:number-columns-repeated="1017"/>
        </table:table-row>
        <table:table-row table:style-name="ro1">
          <table:table-cell office:value-type="float" office:value="0.5625" calcext:value-type="float">
            <text:p>0.563</text:p>
          </table:table-cell>
          <table:table-cell table:formula="of:=([.$A26]-[.$B$9])/2" office:value-type="float" office:value="0.08575" calcext:value-type="float">
            <text:p>0.0858</text:p>
          </table:table-cell>
          <table:table-cell table:style-name="ce16" table:formula="of:=([.$B$10]*[.$B$9])/(2*[.$B26])" office:value-type="float" office:value="87775.5102040817" calcext:value-type="float">
            <text:p>87,776</text:p>
          </table:table-cell>
          <table:table-cell table:style-name="ce21" table:formula="of:=(2*[.$B$5]*[.$B26])/[.$A26]" office:value-type="float" office:value="19238.4888888889" calcext:value-type="float">
            <text:p>19,238</text:p>
          </table:table-cell>
          <table:table-cell table:style-name="ce21" table:formula="of:=(2*[.$B$6]*[.$B26])/[.$A26]" office:value-type="float" office:value="29635.2" calcext:value-type="float">
            <text:p>29,635</text:p>
          </table:table-cell>
          <table:table-cell table:style-name="ce26" table:formula="of:=[.$B$5]/[.$C26]" office:value-type="float" office:value="0.718879330388282" calcext:value-type="float">
            <text:p>0.72</text:p>
          </table:table-cell>
          <table:table-cell table:style-name="ce30" table:formula="of:=[.$B$6]/[.$C26]" office:value-type="float" office:value="1.10737037898163" calcext:value-type="float">
            <text:p>1.11</text:p>
          </table:table-cell>
          <table:table-cell table:number-columns-repeated="1017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formula="of:=([.$A27]-[.$B$9])/2" office:value-type="float" office:value="0.117" calcext:value-type="float">
            <text:p>0.1170</text:p>
          </table:table-cell>
          <table:table-cell table:style-name="ce16" table:formula="of:=([.$B$10]*[.$B$9])/(2*[.$B27])" office:value-type="float" office:value="64331.1965811966" calcext:value-type="float">
            <text:p>64,331</text:p>
          </table:table-cell>
          <table:table-cell table:style-name="ce21" table:formula="of:=(2*[.$B$5]*[.$B27])/[.$A27]" office:value-type="float" office:value="23624.64" calcext:value-type="float">
            <text:p>23,625</text:p>
          </table:table-cell>
          <table:table-cell table:style-name="ce21" table:formula="of:=(2*[.$B$6]*[.$B27])/[.$A27]" office:value-type="float" office:value="36391.68" calcext:value-type="float">
            <text:p>36,392</text:p>
          </table:table-cell>
          <table:table-cell table:style-name="ce26" table:formula="of:=[.$B$5]/[.$C27]" office:value-type="float" office:value="0.980861593649317" calcext:value-type="float">
            <text:p>0.98</text:p>
          </table:table-cell>
          <table:table-cell table:style-name="ce30" table:formula="of:=[.$B$6]/[.$C27]" office:value-type="float" office:value="1.51093101272129" calcext:value-type="float">
            <text:p>1.51</text:p>
          </table:table-cell>
          <table:table-cell table:number-columns-repeated="1017"/>
        </table:table-row>
        <table:table-row table:style-name="ro1">
          <table:table-cell office:value-type="float" office:value="0.6875" calcext:value-type="float">
            <text:p>0.688</text:p>
          </table:table-cell>
          <table:table-cell table:formula="of:=([.$A28]-[.$B$9])/2" office:value-type="float" office:value="0.14825" calcext:value-type="float">
            <text:p>0.1483</text:p>
          </table:table-cell>
          <table:table-cell table:style-name="ce16" table:formula="of:=([.$B$10]*[.$B$9])/(2*[.$B28])" office:value-type="float" office:value="50770.6576728499" calcext:value-type="float">
            <text:p>50,771</text:p>
          </table:table-cell>
          <table:table-cell table:style-name="ce21" table:formula="of:=(2*[.$B$5]*[.$B28])/[.$A28]" office:value-type="float" office:value="27213.3090909091" calcext:value-type="float">
            <text:p>27,213</text:p>
          </table:table-cell>
          <table:table-cell table:style-name="ce21" table:formula="of:=(2*[.$B$6]*[.$B28])/[.$A28]" office:value-type="float" office:value="41919.7090909091" calcext:value-type="float">
            <text:p>41,920</text:p>
          </table:table-cell>
          <table:table-cell table:style-name="ce26" table:formula="of:=[.$B$5]/[.$C28]" office:value-type="float" office:value="1.24284385691035" calcext:value-type="float">
            <text:p>1.24</text:p>
          </table:table-cell>
          <table:table-cell table:style-name="ce30" table:formula="of:=[.$B$6]/[.$C28]" office:value-type="float" office:value="1.91449164646096" calcext:value-type="float">
            <text:p>1.91</text:p>
          </table:table-cell>
          <table:table-cell table:number-columns-repeated="1017"/>
        </table:table-row>
        <table:table-row table:style-name="ro1">
          <table:table-cell office:value-type="float" office:value="0.75" calcext:value-type="float">
            <text:p>0.750</text:p>
          </table:table-cell>
          <table:table-cell table:formula="of:=([.$A29]-[.$B$9])/2" office:value-type="float" office:value="0.1795" calcext:value-type="float">
            <text:p>0.1795</text:p>
          </table:table-cell>
          <table:table-cell table:style-name="ce16" table:formula="of:=([.$B$10]*[.$B$9])/(2*[.$B29])" office:value-type="float" office:value="41931.7548746518" calcext:value-type="float">
            <text:p>41,932</text:p>
          </table:table-cell>
          <table:table-cell table:style-name="ce21" table:formula="of:=(2*[.$B$5]*[.$B29])/[.$A29]" office:value-type="float" office:value="30203.8666666667" calcext:value-type="float">
            <text:p>30,204</text:p>
          </table:table-cell>
          <table:table-cell table:style-name="ce21" table:formula="of:=(2*[.$B$6]*[.$B29])/[.$A29]" office:value-type="float" office:value="46526.4" calcext:value-type="float">
            <text:p>46,526</text:p>
          </table:table-cell>
          <table:table-cell table:style-name="ce26" table:formula="of:=[.$B$5]/[.$C29]" office:value-type="float" office:value="1.50482612017139" calcext:value-type="float">
            <text:p>1.50</text:p>
          </table:table-cell>
          <table:table-cell table:style-name="ce30" table:formula="of:=[.$B$6]/[.$C29]" office:value-type="float" office:value="2.31805228020062" calcext:value-type="float">
            <text:p>2.32</text:p>
          </table:table-cell>
          <table:table-cell table:number-columns-repeated="1017"/>
        </table:table-row>
        <table:table-row table:style-name="ro1">
          <table:table-cell office:value-type="float" office:value="0.8125" calcext:value-type="float">
            <text:p>0.813</text:p>
          </table:table-cell>
          <table:table-cell table:formula="of:=([.$A30]-[.$B$9])/2" office:value-type="float" office:value="0.21075" calcext:value-type="float">
            <text:p>0.2108</text:p>
          </table:table-cell>
          <table:table-cell table:style-name="ce16" table:formula="of:=([.$B$10]*[.$B$9])/(2*[.$B30])" office:value-type="float" office:value="35714.1162514828" calcext:value-type="float">
            <text:p>35,714</text:p>
          </table:table-cell>
          <table:table-cell table:style-name="ce21" table:formula="of:=(2*[.$B$5]*[.$B30])/[.$A30]" office:value-type="float" office:value="32734.3384615385" calcext:value-type="float">
            <text:p>32,734</text:p>
          </table:table-cell>
          <table:table-cell table:style-name="ce21" table:formula="of:=(2*[.$B$6]*[.$B30])/[.$A30]" office:value-type="float" office:value="50424.3692307692" calcext:value-type="float">
            <text:p>50,424</text:p>
          </table:table-cell>
          <table:table-cell table:style-name="ce26" table:formula="of:=[.$B$5]/[.$C30]" office:value-type="float" office:value="1.76680838343242" calcext:value-type="float">
            <text:p>1.77</text:p>
          </table:table-cell>
          <table:table-cell table:style-name="ce30" table:formula="of:=[.$B$6]/[.$C30]" office:value-type="float" office:value="2.72161291394028" calcext:value-type="float">
            <text:p>2.72</text:p>
          </table:table-cell>
          <table:table-cell table:number-columns-repeated="1017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formula="of:=([.$A31]-[.$B$9])/2" office:value-type="float" office:value="0.242" calcext:value-type="float">
            <text:p>0.2420</text:p>
          </table:table-cell>
          <table:table-cell table:style-name="ce16" table:formula="of:=([.$B$10]*[.$B$9])/(2*[.$B31])" office:value-type="float" office:value="31102.2727272727" calcext:value-type="float">
            <text:p>31,102</text:p>
          </table:table-cell>
          <table:table-cell table:style-name="ce21" table:formula="of:=(2*[.$B$5]*[.$B31])/[.$A31]" office:value-type="float" office:value="34903.3142857143" calcext:value-type="float">
            <text:p>34,903</text:p>
          </table:table-cell>
          <table:table-cell table:style-name="ce21" table:formula="of:=(2*[.$B$6]*[.$B31])/[.$A31]" office:value-type="float" office:value="53765.4857142857" calcext:value-type="float">
            <text:p>53,765</text:p>
          </table:table-cell>
          <table:table-cell table:style-name="ce26" table:formula="of:=[.$B$5]/[.$C31]" office:value-type="float" office:value="2.02879064669346" calcext:value-type="float">
            <text:p>2.03</text:p>
          </table:table-cell>
          <table:table-cell table:style-name="ce30" table:formula="of:=[.$B$6]/[.$C31]" office:value-type="float" office:value="3.12517354767994" calcext:value-type="float">
            <text:p>3.13</text:p>
          </table:table-cell>
          <table:table-cell table:number-columns-repeated="1017"/>
        </table:table-row>
        <table:table-row table:style-name="ro1">
          <table:table-cell office:value-type="float" office:value="0.9375" calcext:value-type="float">
            <text:p>0.938</text:p>
          </table:table-cell>
          <table:table-cell table:formula="of:=([.$A32]-[.$B$9])/2" office:value-type="float" office:value="0.27325" calcext:value-type="float">
            <text:p>0.2733</text:p>
          </table:table-cell>
          <table:table-cell table:style-name="ce16" table:formula="of:=([.$B$10]*[.$B$9])/(2*[.$B32])" office:value-type="float" office:value="27545.2881976212" calcext:value-type="float">
            <text:p>27,545</text:p>
          </table:table-cell>
          <table:table-cell table:style-name="ce21" table:formula="of:=(2*[.$B$5]*[.$B32])/[.$A32]" office:value-type="float" office:value="36783.0933333333" calcext:value-type="float">
            <text:p>36,783</text:p>
          </table:table-cell>
          <table:table-cell table:style-name="ce21" table:formula="of:=(2*[.$B$6]*[.$B32])/[.$A32]" office:value-type="float" office:value="56661.12" calcext:value-type="float">
            <text:p>56,661</text:p>
          </table:table-cell>
          <table:table-cell table:style-name="ce26" table:formula="of:=[.$B$5]/[.$C32]" office:value-type="float" office:value="2.2907729099545" calcext:value-type="float">
            <text:p>2.29</text:p>
          </table:table-cell>
          <table:table-cell table:style-name="ce30" table:formula="of:=[.$B$6]/[.$C32]" office:value-type="float" office:value="3.5287341814196" calcext:value-type="float">
            <text:p>3.53</text:p>
          </table:table-cell>
          <table:table-cell table:number-columns-repeated="1017"/>
        </table:table-row>
        <table:table-row table:style-name="ro1">
          <table:table-cell table:style-name="ce4" office:value-type="float" office:value="1" calcext:value-type="float">
            <text:p>1.000</text:p>
          </table:table-cell>
          <table:table-cell table:style-name="ce10" table:formula="of:=([.$A33]-[.$B$9])/2" office:value-type="float" office:value="0.3045" calcext:value-type="float">
            <text:p>0.3045</text:p>
          </table:table-cell>
          <table:table-cell table:style-name="ce17" table:formula="of:=([.$B$10]*[.$B$9])/(2*[.$B33])" office:value-type="float" office:value="24718.3908045977" calcext:value-type="float">
            <text:p>24,718</text:p>
          </table:table-cell>
          <table:table-cell table:style-name="ce22" table:formula="of:=(2*[.$B$5]*[.$B33])/[.$A33]" office:value-type="float" office:value="38427.9" calcext:value-type="float">
            <text:p>38,428</text:p>
          </table:table-cell>
          <table:table-cell table:style-name="ce22" table:formula="of:=(2*[.$B$6]*[.$B33])/[.$A33]" office:value-type="float" office:value="59194.8" calcext:value-type="float">
            <text:p>59,195</text:p>
          </table:table-cell>
          <table:table-cell table:style-name="ce27" table:formula="of:=[.$B$5]/[.$C33]" office:value-type="float" office:value="2.55275517321553" calcext:value-type="float">
            <text:p>2.55</text:p>
          </table:table-cell>
          <table:table-cell table:style-name="ce31" table:formula="of:=[.$B$6]/[.$C33]" office:value-type="float" office:value="3.93229481515927" calcext:value-type="float">
            <text:p>3.93</text:p>
          </table:table-cell>
          <table:table-cell table:number-columns-repeated="1017"/>
        </table:table-row>
        <table:table-row table:style-name="ro1">
          <table:table-cell table:style-name="ce5" office:value-type="float" office:value="1.051" calcext:value-type="float">
            <office:annotation draw:style-name="gr1" draw:text-style-name="P2" svg:width="82.18pt" svg:height="28.09pt" svg:x="175.8pt" svg:y="422.67pt" draw:caption-point-x="0pt" draw:caption-point-y="0pt">
              <dc:date>2017-11-19T00:00:00</dc:date>
              <text:p text:style-name="P1"><text:span text:style-name="T1">3/4” Schedule 40 A53 ERW Pipe</text:span></text:p>
            </office:annotation>
            <text:p>1.051</text:p>
          </table:table-cell>
          <table:table-cell table:style-name="ce11" table:formula="of:=([.$A34]-[.$B$9])/2" office:value-type="float" office:value="0.33" calcext:value-type="float">
            <text:p>0.3300</text:p>
          </table:table-cell>
          <table:table-cell table:style-name="ce18" table:formula="of:=([.$B$10]*[.$B$9])/(2*[.$B34])" office:value-type="float" office:value="22808.3333333333" calcext:value-type="float">
            <text:p>22,808</text:p>
          </table:table-cell>
          <table:table-cell table:style-name="ce23" table:formula="of:=(2*[.$B$5]*[.$B34])/[.$A34]" office:value-type="float" office:value="39625.1189343482" calcext:value-type="float">
            <text:p>39,625</text:p>
          </table:table-cell>
          <table:table-cell table:style-name="ce23" table:formula="of:=(2*[.$B$6]*[.$B34])/[.$A34]" office:value-type="float" office:value="61039.0104662227" calcext:value-type="float">
            <text:p>61,039</text:p>
          </table:table-cell>
          <table:table-cell table:style-name="ce28" table:formula="of:=[.$B$5]/[.$C34]" office:value-type="float" office:value="2.76653270003654" calcext:value-type="float">
            <text:p>2.77</text:p>
          </table:table-cell>
          <table:table-cell table:style-name="ce32" table:formula="of:=[.$B$6]/[.$C34]" office:value-type="float" office:value="4.26160029229083" calcext:value-type="float">
            <text:p>4.26</text:p>
          </table:table-cell>
          <table:table-cell table:number-columns-repeated="1017"/>
        </table:table-row>
        <table:table-row table:style-name="ro1">
          <table:table-cell office:value-type="float" office:value="1.0625" calcext:value-type="float">
            <text:p>1.063</text:p>
          </table:table-cell>
          <table:table-cell table:formula="of:=([.$A35]-[.$B$9])/2" office:value-type="float" office:value="0.33575" calcext:value-type="float">
            <text:p>0.3358</text:p>
          </table:table-cell>
          <table:table-cell table:style-name="ce16" table:formula="of:=([.$B$10]*[.$B$9])/(2*[.$B35])" office:value-type="float" office:value="22417.7215189873" calcext:value-type="float">
            <text:p>22,418</text:p>
          </table:table-cell>
          <table:table-cell table:style-name="ce21" table:formula="of:=(2*[.$B$5]*[.$B35])/[.$A35]" office:value-type="float" office:value="39879.2" calcext:value-type="float">
            <text:p>39,879</text:p>
          </table:table-cell>
          <table:table-cell table:style-name="ce21" table:formula="of:=(2*[.$B$6]*[.$B35])/[.$A35]" office:value-type="float" office:value="61430.4" calcext:value-type="float">
            <text:p>61,430</text:p>
          </table:table-cell>
          <table:table-cell table:style-name="ce26" table:formula="of:=[.$B$5]/[.$C35]" office:value-type="float" office:value="2.81473743647657" calcext:value-type="float">
            <text:p>2.81</text:p>
          </table:table-cell>
          <table:table-cell table:style-name="ce30" table:formula="of:=[.$B$6]/[.$C35]" office:value-type="float" office:value="4.33585544889893" calcext:value-type="float">
            <text:p>4.34</text:p>
          </table:table-cell>
          <table:table-cell table:number-columns-repeated="1017"/>
        </table:table-row>
        <table:table-row table:style-name="ro1">
          <table:table-cell table:style-name="ce6" office:value-type="float" office:value="1.125" calcext:value-type="float">
            <text:p>1.125</text:p>
          </table:table-cell>
          <table:table-cell table:style-name="ce12" table:formula="of:=([.$A36]-[.$B$9])/2" office:value-type="float" office:value="0.367" calcext:value-type="float">
            <text:p>0.3670</text:p>
          </table:table-cell>
          <table:table-cell table:style-name="ce19" table:formula="of:=([.$B$10]*[.$B$9])/(2*[.$B36])" office:value-type="float" office:value="20508.8555858311" calcext:value-type="float">
            <text:p>20,509</text:p>
          </table:table-cell>
          <table:table-cell table:style-name="ce24" table:formula="of:=(2*[.$B$5]*[.$B36])/[.$A36]" office:value-type="float" office:value="41169.2444444445" calcext:value-type="float">
            <text:p>41,169</text:p>
          </table:table-cell>
          <table:table-cell table:style-name="ce24" table:formula="of:=(2*[.$B$6]*[.$B36])/[.$A36]" office:value-type="float" office:value="63417.6" calcext:value-type="float">
            <text:p>63,418</text:p>
          </table:table-cell>
          <table:table-cell table:style-name="ce29" table:formula="of:=[.$B$5]/[.$C36]" office:value-type="float" office:value="3.0767196997376" calcext:value-type="float">
            <text:p>3.08</text:p>
          </table:table-cell>
          <table:table-cell table:style-name="ce33" table:formula="of:=[.$B$6]/[.$C36]" office:value-type="float" office:value="4.73941608263859" calcext:value-type="float">
            <text:p>4.74</text:p>
          </table:table-cell>
          <table:table-cell table:style-name="ce34" table:number-columns-repeated="1017"/>
        </table:table-row>
        <table:table-row table:style-name="ro1">
          <table:table-cell office:value-type="float" office:value="1.1875" calcext:value-type="float">
            <text:p>1.188</text:p>
          </table:table-cell>
          <table:table-cell table:formula="of:=([.$A37]-[.$B$9])/2" office:value-type="float" office:value="0.39825" calcext:value-type="float">
            <text:p>0.3983</text:p>
          </table:table-cell>
          <table:table-cell table:style-name="ce16" table:formula="of:=([.$B$10]*[.$B$9])/(2*[.$B37])" office:value-type="float" office:value="18899.5605775267" calcext:value-type="float">
            <text:p>18,900</text:p>
          </table:table-cell>
          <table:table-cell table:style-name="ce21" table:formula="of:=(2*[.$B$5]*[.$B37])/[.$A37]" office:value-type="float" office:value="42323.4947368421" calcext:value-type="float">
            <text:p>42,323</text:p>
          </table:table-cell>
          <table:table-cell table:style-name="ce21" table:formula="of:=(2*[.$B$6]*[.$B37])/[.$A37]" office:value-type="float" office:value="65195.6210526316" calcext:value-type="float">
            <text:p>65,196</text:p>
          </table:table-cell>
          <table:table-cell table:style-name="ce26" table:formula="of:=[.$B$5]/[.$C37]" office:value-type="float" office:value="3.33870196299864" calcext:value-type="float">
            <text:p>3.34</text:p>
          </table:table-cell>
          <table:table-cell table:style-name="ce30" table:formula="of:=[.$B$6]/[.$C37]" office:value-type="float" office:value="5.14297671637825" calcext:value-type="float">
            <text:p>5.14</text:p>
          </table:table-cell>
          <table:table-cell table:number-columns-repeated="1017"/>
        </table:table-row>
        <table:table-row table:style-name="ro1">
          <table:table-cell office:value-type="float" office:value="1.25" calcext:value-type="float">
            <text:p>1.250</text:p>
          </table:table-cell>
          <table:table-cell table:formula="of:=([.$A38]-[.$B$9])/2" office:value-type="float" office:value="0.4295" calcext:value-type="float">
            <text:p>0.4295</text:p>
          </table:table-cell>
          <table:table-cell table:style-name="ce16" table:formula="of:=([.$B$10]*[.$B$9])/(2*[.$B38])" office:value-type="float" office:value="17524.4470314319" calcext:value-type="float">
            <text:p>17,524</text:p>
          </table:table-cell>
          <table:table-cell table:style-name="ce21" table:formula="of:=(2*[.$B$5]*[.$B38])/[.$A38]" office:value-type="float" office:value="43362.32" calcext:value-type="float">
            <text:p>43,362</text:p>
          </table:table-cell>
          <table:table-cell table:style-name="ce21" table:formula="of:=(2*[.$B$6]*[.$B38])/[.$A38]" office:value-type="float" office:value="66795.84" calcext:value-type="float">
            <text:p>66,796</text:p>
          </table:table-cell>
          <table:table-cell table:style-name="ce26" table:formula="of:=[.$B$5]/[.$C38]" office:value-type="float" office:value="3.60068422625967" calcext:value-type="float">
            <text:p>3.60</text:p>
          </table:table-cell>
          <table:table-cell table:style-name="ce30" table:formula="of:=[.$B$6]/[.$C38]" office:value-type="float" office:value="5.54653735011791" calcext:value-type="float">
            <text:p>5.55</text:p>
          </table:table-cell>
          <table:table-cell table:number-columns-repeated="1017"/>
        </table:table-row>
        <table:table-row table:style-name="ro1">
          <table:table-cell office:value-type="float" office:value="1.3125" calcext:value-type="float">
            <text:p>1.313</text:p>
          </table:table-cell>
          <table:table-cell table:formula="of:=([.$A39]-[.$B$9])/2" office:value-type="float" office:value="0.46075" calcext:value-type="float">
            <text:p>0.4608</text:p>
          </table:table-cell>
          <table:table-cell table:style-name="ce16" table:formula="of:=([.$B$10]*[.$B$9])/(2*[.$B39])" office:value-type="float" office:value="16335.8654367878" calcext:value-type="float">
            <text:p>16,336</text:p>
          </table:table-cell>
          <table:table-cell table:style-name="ce21" table:formula="of:=(2*[.$B$5]*[.$B39])/[.$A39]" office:value-type="float" office:value="44302.2095238095" calcext:value-type="float">
            <text:p>44,302</text:p>
          </table:table-cell>
          <table:table-cell table:style-name="ce21" table:formula="of:=(2*[.$B$6]*[.$B39])/[.$A39]" office:value-type="float" office:value="68243.6571428571" calcext:value-type="float">
            <text:p>68,244</text:p>
          </table:table-cell>
          <table:table-cell table:style-name="ce26" table:formula="of:=[.$B$5]/[.$C39]" office:value-type="float" office:value="3.86266648952071" calcext:value-type="float">
            <text:p>3.86</text:p>
          </table:table-cell>
          <table:table-cell table:style-name="ce30" table:formula="of:=[.$B$6]/[.$C39]" office:value-type="float" office:value="5.95009798385757" calcext:value-type="float">
            <text:p>5.95</text:p>
          </table:table-cell>
          <table:table-cell table:number-columns-repeated="1017"/>
        </table:table-row>
        <table:table-row table:style-name="ro1">
          <table:table-cell office:value-type="float" office:value="1.375" calcext:value-type="float">
            <text:p>1.375</text:p>
          </table:table-cell>
          <table:table-cell table:formula="of:=([.$A40]-[.$B$9])/2" office:value-type="float" office:value="0.492" calcext:value-type="float">
            <text:p>0.4920</text:p>
          </table:table-cell>
          <table:table-cell table:style-name="ce16" table:formula="of:=([.$B$10]*[.$B$9])/(2*[.$B40])" office:value-type="float" office:value="15298.2723577236" calcext:value-type="float">
            <text:p>15,298</text:p>
          </table:table-cell>
          <table:table-cell table:style-name="ce21" table:formula="of:=(2*[.$B$5]*[.$B40])/[.$A40]" office:value-type="float" office:value="45156.6545454546" calcext:value-type="float">
            <text:p>45,157</text:p>
          </table:table-cell>
          <table:table-cell table:style-name="ce21" table:formula="of:=(2*[.$B$6]*[.$B40])/[.$A40]" office:value-type="float" office:value="69559.8545454546" calcext:value-type="float">
            <text:p>69,560</text:p>
          </table:table-cell>
          <table:table-cell table:style-name="ce26" table:formula="of:=[.$B$5]/[.$C40]" office:value-type="float" office:value="4.12464875278175" calcext:value-type="float">
            <text:p>4.12</text:p>
          </table:table-cell>
          <table:table-cell table:style-name="ce30" table:formula="of:=[.$B$6]/[.$C40]" office:value-type="float" office:value="6.35365861759724" calcext:value-type="float">
            <text:p>6.35</text:p>
          </table:table-cell>
          <table:table-cell table:number-columns-repeated="1017"/>
        </table:table-row>
        <table:table-row table:style-name="ro1">
          <table:table-cell office:value-type="float" office:value="1.4375" calcext:value-type="float">
            <text:p>1.438</text:p>
          </table:table-cell>
          <table:table-cell table:formula="of:=([.$A41]-[.$B$9])/2" office:value-type="float" office:value="0.52325" calcext:value-type="float">
            <text:p>0.5233</text:p>
          </table:table-cell>
          <table:table-cell table:style-name="ce16" table:formula="of:=([.$B$10]*[.$B$9])/(2*[.$B41])" office:value-type="float" office:value="14384.6153846154" calcext:value-type="float">
            <text:p>14,385</text:p>
          </table:table-cell>
          <table:table-cell table:style-name="ce21" table:formula="of:=(2*[.$B$5]*[.$B41])/[.$A41]" office:value-type="float" office:value="45936.8" calcext:value-type="float">
            <text:p>45,937</text:p>
          </table:table-cell>
          <table:table-cell table:style-name="ce21" table:formula="of:=(2*[.$B$6]*[.$B41])/[.$A41]" office:value-type="float" office:value="70761.6" calcext:value-type="float">
            <text:p>70,762</text:p>
          </table:table-cell>
          <table:table-cell table:style-name="ce26" table:formula="of:=[.$B$5]/[.$C41]" office:value-type="float" office:value="4.38663101604278" calcext:value-type="float">
            <text:p>4.39</text:p>
          </table:table-cell>
          <table:table-cell table:style-name="ce30" table:formula="of:=[.$B$6]/[.$C41]" office:value-type="float" office:value="6.7572192513369" calcext:value-type="float">
            <text:p>6.76</text:p>
          </table:table-cell>
          <table:table-cell table:number-columns-repeated="1017"/>
        </table:table-row>
        <table:table-row table:style-name="ro1">
          <table:table-cell office:value-type="float" office:value="1.5" calcext:value-type="float">
            <text:p>1.500</text:p>
          </table:table-cell>
          <table:table-cell table:formula="of:=([.$A42]-[.$B$9])/2" office:value-type="float" office:value="0.5545" calcext:value-type="float">
            <text:p>0.5545</text:p>
          </table:table-cell>
          <table:table-cell table:style-name="ce16" table:formula="of:=([.$B$10]*[.$B$9])/(2*[.$B42])" office:value-type="float" office:value="13573.9404869252" calcext:value-type="float">
            <text:p>13,574</text:p>
          </table:table-cell>
          <table:table-cell table:style-name="ce21" table:formula="of:=(2*[.$B$5]*[.$B42])/[.$A42]" office:value-type="float" office:value="46651.9333333333" calcext:value-type="float">
            <text:p>46,652</text:p>
          </table:table-cell>
          <table:table-cell table:style-name="ce21" table:formula="of:=(2*[.$B$6]*[.$B42])/[.$A42]" office:value-type="float" office:value="71863.2" calcext:value-type="float">
            <text:p>71,863</text:p>
          </table:table-cell>
          <table:table-cell table:style-name="ce26" table:formula="of:=[.$B$5]/[.$C42]" office:value-type="float" office:value="4.64861327930382" calcext:value-type="float">
            <text:p>4.65</text:p>
          </table:table-cell>
          <table:table-cell table:style-name="ce30" table:formula="of:=[.$B$6]/[.$C42]" office:value-type="float" office:value="7.16077988507656" calcext:value-type="float">
            <text:p>7.16</text:p>
          </table:table-cell>
          <table:table-cell table:number-columns-repeated="1017"/>
        </table:table-row>
        <table:table-row table:style-name="ro1">
          <table:table-cell office:value-type="float" office:value="1.5625" calcext:value-type="float">
            <text:p>1.563</text:p>
          </table:table-cell>
          <table:table-cell table:formula="of:=([.$A43]-[.$B$9])/2" office:value-type="float" office:value="0.58575" calcext:value-type="float">
            <text:p>0.5858</text:p>
          </table:table-cell>
          <table:table-cell table:style-name="ce16" table:formula="of:=([.$B$10]*[.$B$9])/(2*[.$B43])" office:value-type="float" office:value="12849.765258216" calcext:value-type="float">
            <text:p>12,850</text:p>
          </table:table-cell>
          <table:table-cell table:style-name="ce21" table:formula="of:=(2*[.$B$5]*[.$B43])/[.$A43]" office:value-type="float" office:value="47309.856" calcext:value-type="float">
            <text:p>47,310</text:p>
          </table:table-cell>
          <table:table-cell table:style-name="ce21" table:formula="of:=(2*[.$B$6]*[.$B43])/[.$A43]" office:value-type="float" office:value="72876.672" calcext:value-type="float">
            <text:p>72,877</text:p>
          </table:table-cell>
          <table:table-cell table:style-name="ce26" table:formula="of:=[.$B$5]/[.$C43]" office:value-type="float" office:value="4.91059554256485" calcext:value-type="float">
            <text:p>4.91</text:p>
          </table:table-cell>
          <table:table-cell table:style-name="ce30" table:formula="of:=[.$B$6]/[.$C43]" office:value-type="float" office:value="7.56434051881622" calcext:value-type="float">
            <text:p>7.56</text:p>
          </table:table-cell>
          <table:table-cell table:number-columns-repeated="1017"/>
        </table:table-row>
        <table:table-row table:style-name="ro1">
          <table:table-cell office:value-type="float" office:value="1.625" calcext:value-type="float">
            <text:p>1.625</text:p>
          </table:table-cell>
          <table:table-cell table:formula="of:=([.$A44]-[.$B$9])/2" office:value-type="float" office:value="0.617" calcext:value-type="float">
            <text:p>0.6170</text:p>
          </table:table-cell>
          <table:table-cell table:style-name="ce16" table:formula="of:=([.$B$10]*[.$B$9])/(2*[.$B44])" office:value-type="float" office:value="12198.9465153971" calcext:value-type="float">
            <text:p>12,199</text:p>
          </table:table-cell>
          <table:table-cell table:style-name="ce21" table:formula="of:=(2*[.$B$5]*[.$B44])/[.$A44]" office:value-type="float" office:value="47917.1692307692" calcext:value-type="float">
            <text:p>47,917</text:p>
          </table:table-cell>
          <table:table-cell table:style-name="ce21" table:formula="of:=(2*[.$B$6]*[.$B44])/[.$A44]" office:value-type="float" office:value="73812.1846153846" calcext:value-type="float">
            <text:p>73,812</text:p>
          </table:table-cell>
          <table:table-cell table:style-name="ce26" table:formula="of:=[.$B$5]/[.$C44]" office:value-type="float" office:value="5.17257780582589" calcext:value-type="float">
            <text:p>5.17</text:p>
          </table:table-cell>
          <table:table-cell table:style-name="ce30" table:formula="of:=[.$B$6]/[.$C44]" office:value-type="float" office:value="7.96790115255588" calcext:value-type="float">
            <text:p>7.97</text:p>
          </table:table-cell>
          <table:table-cell table:number-columns-repeated="1017"/>
        </table:table-row>
        <table:table-row table:style-name="ro1">
          <table:table-cell office:value-type="float" office:value="1.6875" calcext:value-type="float">
            <text:p>1.688</text:p>
          </table:table-cell>
          <table:table-cell table:formula="of:=([.$A45]-[.$B$9])/2" office:value-type="float" office:value="0.64825" calcext:value-type="float">
            <text:p>0.6483</text:p>
          </table:table-cell>
          <table:table-cell table:style-name="ce16" table:formula="of:=([.$B$10]*[.$B$9])/(2*[.$B45])" office:value-type="float" office:value="11610.8754338604" calcext:value-type="float">
            <text:p>11,611</text:p>
          </table:table-cell>
          <table:table-cell table:style-name="ce21" table:formula="of:=(2*[.$B$5]*[.$B45])/[.$A45]" office:value-type="float" office:value="48479.4962962963" calcext:value-type="float">
            <text:p>48,479</text:p>
          </table:table-cell>
          <table:table-cell table:style-name="ce21" table:formula="of:=(2*[.$B$6]*[.$B45])/[.$A45]" office:value-type="float" office:value="74678.4" calcext:value-type="float">
            <text:p>74,678</text:p>
          </table:table-cell>
          <table:table-cell table:style-name="ce26" table:formula="of:=[.$B$5]/[.$C45]" office:value-type="float" office:value="5.43456006908692" calcext:value-type="float">
            <text:p>5.43</text:p>
          </table:table-cell>
          <table:table-cell table:style-name="ce30" table:formula="of:=[.$B$6]/[.$C45]" office:value-type="float" office:value="8.37146178629555" calcext:value-type="float">
            <text:p>8.37</text:p>
          </table:table-cell>
          <table:table-cell table:number-columns-repeated="1017"/>
        </table:table-row>
        <table:table-row table:style-name="ro1">
          <table:table-cell office:value-type="float" office:value="1.75" calcext:value-type="float">
            <text:p>1.750</text:p>
          </table:table-cell>
          <table:table-cell table:formula="of:=([.$A46]-[.$B$9])/2" office:value-type="float" office:value="0.6795" calcext:value-type="float">
            <text:p>0.6795</text:p>
          </table:table-cell>
          <table:table-cell table:style-name="ce16" table:formula="of:=([.$B$10]*[.$B$9])/(2*[.$B46])" office:value-type="float" office:value="11076.8947755703" calcext:value-type="float">
            <text:p>11,077</text:p>
          </table:table-cell>
          <table:table-cell table:style-name="ce21" table:formula="of:=(2*[.$B$5]*[.$B46])/[.$A46]" office:value-type="float" office:value="49001.6571428571" calcext:value-type="float">
            <text:p>49,002</text:p>
          </table:table-cell>
          <table:table-cell table:style-name="ce21" table:formula="of:=(2*[.$B$6]*[.$B46])/[.$A46]" office:value-type="float" office:value="75482.7428571428" calcext:value-type="float">
            <text:p>75,483</text:p>
          </table:table-cell>
          <table:table-cell table:style-name="ce26" table:formula="of:=[.$B$5]/[.$C46]" office:value-type="float" office:value="5.69654233234796" calcext:value-type="float">
            <text:p>5.70</text:p>
          </table:table-cell>
          <table:table-cell table:style-name="ce30" table:formula="of:=[.$B$6]/[.$C46]" office:value-type="float" office:value="8.77502242003521" calcext:value-type="float">
            <text:p>8.78</text:p>
          </table:table-cell>
          <table:table-cell table:number-columns-repeated="1017"/>
        </table:table-row>
        <table:table-row table:style-name="ro1">
          <table:table-cell office:value-type="float" office:value="1.8125" calcext:value-type="float">
            <text:p>1.813</text:p>
          </table:table-cell>
          <table:table-cell table:formula="of:=([.$A47]-[.$B$9])/2" office:value-type="float" office:value="0.71075" calcext:value-type="float">
            <text:p>0.7108</text:p>
          </table:table-cell>
          <table:table-cell table:style-name="ce16" table:formula="of:=([.$B$10]*[.$B$9])/(2*[.$B47])" office:value-type="float" office:value="10589.8698557861" calcext:value-type="float">
            <text:p>10,590</text:p>
          </table:table-cell>
          <table:table-cell table:style-name="ce21" table:formula="of:=(2*[.$B$5]*[.$B47])/[.$A47]" office:value-type="float" office:value="49487.8068965517" calcext:value-type="float">
            <text:p>49,488</text:p>
          </table:table-cell>
          <table:table-cell table:style-name="ce21" table:formula="of:=(2*[.$B$6]*[.$B47])/[.$A47]" office:value-type="float" office:value="76231.6137931034" calcext:value-type="float">
            <text:p>76,232</text:p>
          </table:table-cell>
          <table:table-cell table:style-name="ce26" table:formula="of:=[.$B$5]/[.$C47]" office:value-type="float" office:value="5.958524595609" calcext:value-type="float">
            <text:p>5.96</text:p>
          </table:table-cell>
          <table:table-cell table:style-name="ce30" table:formula="of:=[.$B$6]/[.$C47]" office:value-type="float" office:value="9.17858305377487" calcext:value-type="float">
            <text:p>9.18</text:p>
          </table:table-cell>
          <table:table-cell table:number-columns-repeated="1017"/>
        </table:table-row>
        <table:table-row table:style-name="ro1">
          <table:table-cell office:value-type="float" office:value="1.875" calcext:value-type="float">
            <text:p>1.875</text:p>
          </table:table-cell>
          <table:table-cell table:formula="of:=([.$A48]-[.$B$9])/2" office:value-type="float" office:value="0.742" calcext:value-type="float">
            <text:p>0.7420</text:p>
          </table:table-cell>
          <table:table-cell table:style-name="ce16" table:formula="of:=([.$B$10]*[.$B$9])/(2*[.$B48])" office:value-type="float" office:value="10143.8679245283" calcext:value-type="float">
            <text:p>10,144</text:p>
          </table:table-cell>
          <table:table-cell table:style-name="ce21" table:formula="of:=(2*[.$B$5]*[.$B48])/[.$A48]" office:value-type="float" office:value="49941.5466666667" calcext:value-type="float">
            <text:p>49,942</text:p>
          </table:table-cell>
          <table:table-cell table:style-name="ce21" table:formula="of:=(2*[.$B$6]*[.$B48])/[.$A48]" office:value-type="float" office:value="76930.56" calcext:value-type="float">
            <text:p>76,931</text:p>
          </table:table-cell>
          <table:table-cell table:style-name="ce26" table:formula="of:=[.$B$5]/[.$C48]" office:value-type="float" office:value="6.22050685887003" calcext:value-type="float">
            <text:p>6.22</text:p>
          </table:table-cell>
          <table:table-cell table:style-name="ce30" table:formula="of:=[.$B$6]/[.$C48]" office:value-type="float" office:value="9.58214368751453" calcext:value-type="float">
            <text:p>9.58</text:p>
          </table:table-cell>
          <table:table-cell table:number-columns-repeated="1017"/>
        </table:table-row>
        <table:table-row table:style-name="ro1">
          <table:table-cell office:value-type="float" office:value="1.9375" calcext:value-type="float">
            <text:p>1.938</text:p>
          </table:table-cell>
          <table:table-cell table:formula="of:=([.$A49]-[.$B$9])/2" office:value-type="float" office:value="0.77325" calcext:value-type="float">
            <text:p>0.7733</text:p>
          </table:table-cell>
          <table:table-cell table:style-name="ce16" table:formula="of:=([.$B$10]*[.$B$9])/(2*[.$B49])" office:value-type="float" office:value="9733.91529259619" calcext:value-type="float">
            <text:p>9,734</text:p>
          </table:table-cell>
          <table:table-cell table:style-name="ce21" table:formula="of:=(2*[.$B$5]*[.$B49])/[.$A49]" office:value-type="float" office:value="50366.0129032258" calcext:value-type="float">
            <text:p>50,366</text:p>
          </table:table-cell>
          <table:table-cell table:style-name="ce21" table:formula="of:=(2*[.$B$6]*[.$B49])/[.$A49]" office:value-type="float" office:value="77584.4129032258" calcext:value-type="float">
            <text:p>77,584</text:p>
          </table:table-cell>
          <table:table-cell table:style-name="ce26" table:formula="of:=[.$B$5]/[.$C49]" office:value-type="float" office:value="6.48248912213107" calcext:value-type="float">
            <text:p>6.48</text:p>
          </table:table-cell>
          <table:table-cell table:style-name="ce30" table:formula="of:=[.$B$6]/[.$C49]" office:value-type="float" office:value="9.98570432125419" calcext:value-type="float">
            <text:p>9.9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.000</text:p>
          </table:table-cell>
          <table:table-cell table:formula="of:=([.$A50]-[.$B$9])/2" office:value-type="float" office:value="0.8045" calcext:value-type="float">
            <text:p>0.8045</text:p>
          </table:table-cell>
          <table:table-cell table:style-name="ce16" table:formula="of:=([.$B$10]*[.$B$9])/(2*[.$B50])" office:value-type="float" office:value="9355.81106277191" calcext:value-type="float">
            <text:p>9,356</text:p>
          </table:table-cell>
          <table:table-cell table:style-name="ce21" table:formula="of:=(2*[.$B$5]*[.$B50])/[.$A50]" office:value-type="float" office:value="50763.95" calcext:value-type="float">
            <text:p>50,764</text:p>
          </table:table-cell>
          <table:table-cell table:style-name="ce21" table:formula="of:=(2*[.$B$6]*[.$B50])/[.$A50]" office:value-type="float" office:value="78197.4" calcext:value-type="float">
            <text:p>78,197</text:p>
          </table:table-cell>
          <table:table-cell table:style-name="ce26" table:formula="of:=[.$B$5]/[.$C50]" office:value-type="float" office:value="6.7444713853921" calcext:value-type="float">
            <text:p>6.74</text:p>
          </table:table-cell>
          <table:table-cell table:style-name="ce30" table:formula="of:=[.$B$6]/[.$C50]" office:value-type="float" office:value="10.3892649549939" calcext:value-type="float">
            <text:p>10.39</text:p>
          </table:table-cell>
          <table:table-cell table:number-columns-repeated="1017"/>
        </table:table-row>
        <table:table-row table:style-name="ro1">
          <table:table-cell office:value-type="float" office:value="2.0625" calcext:value-type="float">
            <text:p>2.063</text:p>
          </table:table-cell>
          <table:table-cell table:formula="of:=([.$A51]-[.$B$9])/2" office:value-type="float" office:value="0.83575" calcext:value-type="float">
            <text:p>0.8358</text:p>
          </table:table-cell>
          <table:table-cell table:style-name="ce16" table:formula="of:=([.$B$10]*[.$B$9])/(2*[.$B51])" office:value-type="float" office:value="9005.98265031409" calcext:value-type="float">
            <text:p>9,006</text:p>
          </table:table-cell>
          <table:table-cell table:style-name="ce21" table:formula="of:=(2*[.$B$5]*[.$B51])/[.$A51]" office:value-type="float" office:value="51137.7696969697" calcext:value-type="float">
            <text:p>51,138</text:p>
          </table:table-cell>
          <table:table-cell table:style-name="ce21" table:formula="of:=(2*[.$B$6]*[.$B51])/[.$A51]" office:value-type="float" office:value="78773.2363636364" calcext:value-type="float">
            <text:p>78,773</text:p>
          </table:table-cell>
          <table:table-cell table:style-name="ce26" table:formula="of:=[.$B$5]/[.$C51]" office:value-type="float" office:value="7.00645364865314" calcext:value-type="float">
            <text:p>7.01</text:p>
          </table:table-cell>
          <table:table-cell table:style-name="ce30" table:formula="of:=[.$B$6]/[.$C51]" office:value-type="float" office:value="10.7928255887335" calcext:value-type="float">
            <text:p>10.79</text:p>
          </table:table-cell>
          <table:table-cell table:number-columns-repeated="1017"/>
        </table:table-row>
        <table:table-row table:style-name="ro1">
          <table:table-cell office:value-type="float" office:value="2.125" calcext:value-type="float">
            <text:p>2.125</text:p>
          </table:table-cell>
          <table:table-cell table:formula="of:=([.$A52]-[.$B$9])/2" office:value-type="float" office:value="0.867" calcext:value-type="float">
            <text:p>0.8670</text:p>
          </table:table-cell>
          <table:table-cell table:style-name="ce16" table:formula="of:=([.$B$10]*[.$B$9])/(2*[.$B52])" office:value-type="float" office:value="8681.37254901961" calcext:value-type="float">
            <text:p>8,681</text:p>
          </table:table-cell>
          <table:table-cell table:style-name="ce21" table:formula="of:=(2*[.$B$5]*[.$B52])/[.$A52]" office:value-type="float" office:value="51489.6" calcext:value-type="float">
            <text:p>51,490</text:p>
          </table:table-cell>
          <table:table-cell table:style-name="ce21" table:formula="of:=(2*[.$B$6]*[.$B52])/[.$A52]" office:value-type="float" office:value="79315.2" calcext:value-type="float">
            <text:p>79,315</text:p>
          </table:table-cell>
          <table:table-cell table:style-name="ce26" table:formula="of:=[.$B$5]/[.$C52]" office:value-type="float" office:value="7.26843591191417" calcext:value-type="float">
            <text:p>7.27</text:p>
          </table:table-cell>
          <table:table-cell table:style-name="ce30" table:formula="of:=[.$B$6]/[.$C52]" office:value-type="float" office:value="11.1963862224732" calcext:value-type="float">
            <text:p>11.20</text:p>
          </table:table-cell>
          <table:table-cell table:number-columns-repeated="1017"/>
        </table:table-row>
        <table:table-row table:style-name="ro1">
          <table:table-cell office:value-type="float" office:value="2.1875" calcext:value-type="float">
            <text:p>2.188</text:p>
          </table:table-cell>
          <table:table-cell table:formula="of:=([.$A53]-[.$B$9])/2" office:value-type="float" office:value="0.89825" calcext:value-type="float">
            <text:p>0.8983</text:p>
          </table:table-cell>
          <table:table-cell table:style-name="ce16" table:formula="of:=([.$B$10]*[.$B$9])/(2*[.$B53])" office:value-type="float" office:value="8379.34873364876" calcext:value-type="float">
            <text:p>8,379</text:p>
          </table:table-cell>
          <table:table-cell table:style-name="ce21" table:formula="of:=(2*[.$B$5]*[.$B53])/[.$A53]" office:value-type="float" office:value="51821.3257142857" calcext:value-type="float">
            <text:p>51,821</text:p>
          </table:table-cell>
          <table:table-cell table:style-name="ce21" table:formula="of:=(2*[.$B$6]*[.$B53])/[.$A53]" office:value-type="float" office:value="79826.1942857143" calcext:value-type="float">
            <text:p>79,826</text:p>
          </table:table-cell>
          <table:table-cell table:style-name="ce26" table:formula="of:=[.$B$5]/[.$C53]" office:value-type="float" office:value="7.53041817517521" calcext:value-type="float">
            <text:p>7.53</text:p>
          </table:table-cell>
          <table:table-cell table:style-name="ce30" table:formula="of:=[.$B$6]/[.$C53]" office:value-type="float" office:value="11.5999468562128" calcext:value-type="float">
            <text:p>11.60</text:p>
          </table:table-cell>
          <table:table-cell table:number-columns-repeated="1017"/>
        </table:table-row>
        <table:table-row table:style-name="ro1">
          <table:table-cell office:value-type="float" office:value="2.25" calcext:value-type="float">
            <text:p>2.250</text:p>
          </table:table-cell>
          <table:table-cell table:formula="of:=([.$A54]-[.$B$9])/2" office:value-type="float" office:value="0.9295" calcext:value-type="float">
            <text:p>0.9295</text:p>
          </table:table-cell>
          <table:table-cell table:style-name="ce16" table:formula="of:=([.$B$10]*[.$B$9])/(2*[.$B54])" office:value-type="float" office:value="8097.63313609467" calcext:value-type="float">
            <text:p>8,098</text:p>
          </table:table-cell>
          <table:table-cell table:style-name="ce21" table:formula="of:=(2*[.$B$5]*[.$B54])/[.$A54]" office:value-type="float" office:value="52134.6222222222" calcext:value-type="float">
            <text:p>52,135</text:p>
          </table:table-cell>
          <table:table-cell table:style-name="ce21" table:formula="of:=(2*[.$B$6]*[.$B54])/[.$A54]" office:value-type="float" office:value="80308.8" calcext:value-type="float">
            <text:p>80,309</text:p>
          </table:table-cell>
          <table:table-cell table:style-name="ce26" table:formula="of:=[.$B$5]/[.$C54]" office:value-type="float" office:value="7.79240043843624" calcext:value-type="float">
            <text:p>7.79</text:p>
          </table:table-cell>
          <table:table-cell table:style-name="ce30" table:formula="of:=[.$B$6]/[.$C54]" office:value-type="float" office:value="12.0035074899525" calcext:value-type="float">
            <text:p>12.00</text:p>
          </table:table-cell>
          <table:table-cell table:number-columns-repeated="1017"/>
        </table:table-row>
        <table:table-row table:style-name="ro1">
          <table:table-cell office:value-type="float" office:value="2.3125" calcext:value-type="float">
            <text:p>2.313</text:p>
          </table:table-cell>
          <table:table-cell table:formula="of:=([.$A55]-[.$B$9])/2" office:value-type="float" office:value="0.96075" calcext:value-type="float">
            <text:p>0.9608</text:p>
          </table:table-cell>
          <table:table-cell table:style-name="ce16" table:formula="of:=([.$B$10]*[.$B$9])/(2*[.$B55])" office:value-type="float" office:value="7834.24408014572" calcext:value-type="float">
            <text:p>7,834</text:p>
          </table:table-cell>
          <table:table-cell table:style-name="ce21" table:formula="of:=(2*[.$B$5]*[.$B55])/[.$A55]" office:value-type="float" office:value="52430.9837837838" calcext:value-type="float">
            <text:p>52,431</text:p>
          </table:table-cell>
          <table:table-cell table:style-name="ce21" table:formula="of:=(2*[.$B$6]*[.$B55])/[.$A55]" office:value-type="float" office:value="80765.3189189189" calcext:value-type="float">
            <text:p>80,765</text:p>
          </table:table-cell>
          <table:table-cell table:style-name="ce26" table:formula="of:=[.$B$5]/[.$C55]" office:value-type="float" office:value="8.05438270169728" calcext:value-type="float">
            <text:p>8.05</text:p>
          </table:table-cell>
          <table:table-cell table:style-name="ce30" table:formula="of:=[.$B$6]/[.$C55]" office:value-type="float" office:value="12.4070681236922" calcext:value-type="float">
            <text:p>12.41</text:p>
          </table:table-cell>
          <table:table-cell table:number-columns-repeated="1017"/>
        </table:table-row>
        <table:table-row table:style-name="ro1">
          <table:table-cell office:value-type="float" office:value="2.375" calcext:value-type="float">
            <text:p>2.375</text:p>
          </table:table-cell>
          <table:table-cell table:formula="of:=([.$A56]-[.$B$9])/2" office:value-type="float" office:value="0.992" calcext:value-type="float">
            <text:p>0.9920</text:p>
          </table:table-cell>
          <table:table-cell table:style-name="ce16" table:formula="of:=([.$B$10]*[.$B$9])/(2*[.$B56])" office:value-type="float" office:value="7587.44959677419" calcext:value-type="float">
            <text:p>7,587</text:p>
          </table:table-cell>
          <table:table-cell table:style-name="ce21" table:formula="of:=(2*[.$B$5]*[.$B56])/[.$A56]" office:value-type="float" office:value="52711.7473684211" calcext:value-type="float">
            <text:p>52,712</text:p>
          </table:table-cell>
          <table:table-cell table:style-name="ce21" table:formula="of:=(2*[.$B$6]*[.$B56])/[.$A56]" office:value-type="float" office:value="81197.8105263158" calcext:value-type="float">
            <text:p>81,198</text:p>
          </table:table-cell>
          <table:table-cell table:style-name="ce26" table:formula="of:=[.$B$5]/[.$C56]" office:value-type="float" office:value="8.31636496495832" calcext:value-type="float">
            <text:p>8.32</text:p>
          </table:table-cell>
          <table:table-cell table:style-name="ce30" table:formula="of:=[.$B$6]/[.$C56]" office:value-type="float" office:value="12.8106287574318" calcext:value-type="float">
            <text:p>12.81</text:p>
          </table:table-cell>
          <table:table-cell table:number-columns-repeated="1017"/>
        </table:table-row>
        <table:table-row table:style-name="ro1">
          <table:table-cell office:value-type="float" office:value="2.4375" calcext:value-type="float">
            <text:p>2.438</text:p>
          </table:table-cell>
          <table:table-cell table:formula="of:=([.$A57]-[.$B$9])/2" office:value-type="float" office:value="1.02325" calcext:value-type="float">
            <text:p>1.0233</text:p>
          </table:table-cell>
          <table:table-cell table:style-name="ce16" table:formula="of:=([.$B$10]*[.$B$9])/(2*[.$B57])" office:value-type="float" office:value="7355.72929391644" calcext:value-type="float">
            <text:p>7,356</text:p>
          </table:table-cell>
          <table:table-cell table:style-name="ce21" table:formula="of:=(2*[.$B$5]*[.$B57])/[.$A57]" office:value-type="float" office:value="52978.1128205128" calcext:value-type="float">
            <text:p>52,978</text:p>
          </table:table-cell>
          <table:table-cell table:style-name="ce21" table:formula="of:=(2*[.$B$6]*[.$B57])/[.$A57]" office:value-type="float" office:value="81608.1230769231" calcext:value-type="float">
            <text:p>81,608</text:p>
          </table:table-cell>
          <table:table-cell table:style-name="ce26" table:formula="of:=[.$B$5]/[.$C57]" office:value-type="float" office:value="8.57834722821935" calcext:value-type="float">
            <text:p>8.58</text:p>
          </table:table-cell>
          <table:table-cell table:style-name="ce30" table:formula="of:=[.$B$6]/[.$C57]" office:value-type="float" office:value="13.2141893911715" calcext:value-type="float">
            <text:p>13.21</text:p>
          </table:table-cell>
          <table:table-cell table:number-columns-repeated="1017"/>
        </table:table-row>
        <table:table-row table:style-name="ro1">
          <table:table-cell office:value-type="float" office:value="2.5" calcext:value-type="float">
            <text:p>2.500</text:p>
          </table:table-cell>
          <table:table-cell table:formula="of:=([.$A58]-[.$B$9])/2" office:value-type="float" office:value="1.0545" calcext:value-type="float">
            <text:p>1.0545</text:p>
          </table:table-cell>
          <table:table-cell table:style-name="ce16" table:formula="of:=([.$B$10]*[.$B$9])/(2*[.$B58])" office:value-type="float" office:value="7137.74300616406" calcext:value-type="float">
            <text:p>7,138</text:p>
          </table:table-cell>
          <table:table-cell table:style-name="ce21" table:formula="of:=(2*[.$B$5]*[.$B58])/[.$A58]" office:value-type="float" office:value="53231.16" calcext:value-type="float">
            <text:p>53,231</text:p>
          </table:table-cell>
          <table:table-cell table:style-name="ce21" table:formula="of:=(2*[.$B$6]*[.$B58])/[.$A58]" office:value-type="float" office:value="81997.92" calcext:value-type="float">
            <text:p>81,998</text:p>
          </table:table-cell>
          <table:table-cell table:style-name="ce26" table:formula="of:=[.$B$5]/[.$C58]" office:value-type="float" office:value="8.84032949148039" calcext:value-type="float">
            <text:p>8.84</text:p>
          </table:table-cell>
          <table:table-cell table:style-name="ce30" table:formula="of:=[.$B$6]/[.$C58]" office:value-type="float" office:value="13.6177500249112" calcext:value-type="float">
            <text:p>13.62</text:p>
          </table:table-cell>
          <table:table-cell table:number-columns-repeated="1017"/>
        </table:table-row>
        <table:table-row table:style-name="ro1">
          <table:table-cell office:value-type="float" office:value="2.5625" calcext:value-type="float">
            <text:p>2.563</text:p>
          </table:table-cell>
          <table:table-cell table:formula="of:=([.$A59]-[.$B$9])/2" office:value-type="float" office:value="1.08575" calcext:value-type="float">
            <text:p>1.0858</text:p>
          </table:table-cell>
          <table:table-cell table:style-name="ce16" table:formula="of:=([.$B$10]*[.$B$9])/(2*[.$B59])" office:value-type="float" office:value="6932.30485839282" calcext:value-type="float">
            <text:p>6,932</text:p>
          </table:table-cell>
          <table:table-cell table:style-name="ce21" table:formula="of:=(2*[.$B$5]*[.$B59])/[.$A59]" office:value-type="float" office:value="53471.8634146341" calcext:value-type="float">
            <text:p>53,472</text:p>
          </table:table-cell>
          <table:table-cell table:style-name="ce21" table:formula="of:=(2*[.$B$6]*[.$B59])/[.$A59]" office:value-type="float" office:value="82368.7024390244" calcext:value-type="float">
            <text:p>82,369</text:p>
          </table:table-cell>
          <table:table-cell table:style-name="ce26" table:formula="of:=[.$B$5]/[.$C59]" office:value-type="float" office:value="9.10231175474142" calcext:value-type="float">
            <text:p>9.10</text:p>
          </table:table-cell>
          <table:table-cell table:style-name="ce30" table:formula="of:=[.$B$6]/[.$C59]" office:value-type="float" office:value="14.0213106586508" calcext:value-type="float">
            <text:p>14.02</text:p>
          </table:table-cell>
          <table:table-cell table:number-columns-repeated="1017"/>
        </table:table-row>
        <table:table-row table:style-name="ro1">
          <table:table-cell office:value-type="float" office:value="2.625" calcext:value-type="float">
            <text:p>2.625</text:p>
          </table:table-cell>
          <table:table-cell table:formula="of:=([.$A60]-[.$B$9])/2" office:value-type="float" office:value="1.117" calcext:value-type="float">
            <text:p>1.1170</text:p>
          </table:table-cell>
          <table:table-cell table:style-name="ce16" table:formula="of:=([.$B$10]*[.$B$9])/(2*[.$B60])" office:value-type="float" office:value="6738.36168307968" calcext:value-type="float">
            <text:p>6,738</text:p>
          </table:table-cell>
          <table:table-cell table:style-name="ce21" table:formula="of:=(2*[.$B$5]*[.$B60])/[.$A60]" office:value-type="float" office:value="53701.1047619048" calcext:value-type="float">
            <text:p>53,701</text:p>
          </table:table-cell>
          <table:table-cell table:style-name="ce21" table:formula="of:=(2*[.$B$6]*[.$B60])/[.$A60]" office:value-type="float" office:value="82721.8285714286" calcext:value-type="float">
            <text:p>82,722</text:p>
          </table:table-cell>
          <table:table-cell table:style-name="ce26" table:formula="of:=[.$B$5]/[.$C60]" office:value-type="float" office:value="9.36429401800246" calcext:value-type="float">
            <text:p>9.36</text:p>
          </table:table-cell>
          <table:table-cell table:style-name="ce30" table:formula="of:=[.$B$6]/[.$C60]" office:value-type="float" office:value="14.4248712923905" calcext:value-type="float">
            <text:p>14.42</text:p>
          </table:table-cell>
          <table:table-cell table:number-columns-repeated="1017"/>
        </table:table-row>
        <table:table-row table:style-name="ro1">
          <table:table-cell office:value-type="float" office:value="2.6875" calcext:value-type="float">
            <text:p>2.688</text:p>
          </table:table-cell>
          <table:table-cell table:formula="of:=([.$A61]-[.$B$9])/2" office:value-type="float" office:value="1.14825" calcext:value-type="float">
            <text:p>1.1483</text:p>
          </table:table-cell>
          <table:table-cell table:style-name="ce16" table:formula="of:=([.$B$10]*[.$B$9])/(2*[.$B61])" office:value-type="float" office:value="6554.97496189854" calcext:value-type="float">
            <text:p>6,555</text:p>
          </table:table-cell>
          <table:table-cell table:style-name="ce21" table:formula="of:=(2*[.$B$5]*[.$B61])/[.$A61]" office:value-type="float" office:value="53919.6837209302" calcext:value-type="float">
            <text:p>53,920</text:p>
          </table:table-cell>
          <table:table-cell table:style-name="ce21" table:formula="of:=(2*[.$B$6]*[.$B61])/[.$A61]" office:value-type="float" office:value="83058.5302325581" calcext:value-type="float">
            <text:p>83,059</text:p>
          </table:table-cell>
          <table:table-cell table:style-name="ce26" table:formula="of:=[.$B$5]/[.$C61]" office:value-type="float" office:value="9.62627628126349" calcext:value-type="float">
            <text:p>9.63</text:p>
          </table:table-cell>
          <table:table-cell table:style-name="ce30" table:formula="of:=[.$B$6]/[.$C61]" office:value-type="float" office:value="14.8284319261301" calcext:value-type="float">
            <text:p>14.83</text:p>
          </table:table-cell>
          <table:table-cell table:number-columns-repeated="1017"/>
        </table:table-row>
        <table:table-row table:style-name="ro1">
          <table:table-cell office:value-type="float" office:value="2.75" calcext:value-type="float">
            <text:p>2.750</text:p>
          </table:table-cell>
          <table:table-cell table:formula="of:=([.$A62]-[.$B$9])/2" office:value-type="float" office:value="1.1795" calcext:value-type="float">
            <text:p>1.1795</text:p>
          </table:table-cell>
          <table:table-cell table:style-name="ce16" table:formula="of:=([.$B$10]*[.$B$9])/(2*[.$B62])" office:value-type="float" office:value="6381.3056379822" calcext:value-type="float">
            <text:p>6,381</text:p>
          </table:table-cell>
          <table:table-cell table:style-name="ce21" table:formula="of:=(2*[.$B$5]*[.$B62])/[.$A62]" office:value-type="float" office:value="54128.3272727273" calcext:value-type="float">
            <text:p>54,128</text:p>
          </table:table-cell>
          <table:table-cell table:style-name="ce21" table:formula="of:=(2*[.$B$6]*[.$B62])/[.$A62]" office:value-type="float" office:value="83379.9272727273" calcext:value-type="float">
            <text:p>83,380</text:p>
          </table:table-cell>
          <table:table-cell table:style-name="ce26" table:formula="of:=[.$B$5]/[.$C62]" office:value-type="float" office:value="9.88825854452453" calcext:value-type="float">
            <text:p>9.89</text:p>
          </table:table-cell>
          <table:table-cell table:style-name="ce30" table:formula="of:=[.$B$6]/[.$C62]" office:value-type="float" office:value="15.2319925598698" calcext:value-type="float">
            <text:p>15.23</text:p>
          </table:table-cell>
          <table:table-cell table:number-columns-repeated="1017"/>
        </table:table-row>
        <table:table-row table:style-name="ro1">
          <table:table-cell office:value-type="float" office:value="2.8125" calcext:value-type="float">
            <text:p>2.813</text:p>
          </table:table-cell>
          <table:table-cell table:formula="of:=([.$A63]-[.$B$9])/2" office:value-type="float" office:value="1.21075" calcext:value-type="float">
            <text:p>1.2108</text:p>
          </table:table-cell>
          <table:table-cell table:style-name="ce16" table:formula="of:=([.$B$10]*[.$B$9])/(2*[.$B63])" office:value-type="float" office:value="6216.60128019822" calcext:value-type="float">
            <text:p>6,217</text:p>
          </table:table-cell>
          <table:table-cell table:style-name="ce21" table:formula="of:=(2*[.$B$5]*[.$B63])/[.$A63]" office:value-type="float" office:value="54327.6977777778" calcext:value-type="float">
            <text:p>54,328</text:p>
          </table:table-cell>
          <table:table-cell table:style-name="ce21" table:formula="of:=(2*[.$B$6]*[.$B63])/[.$A63]" office:value-type="float" office:value="83687.04" calcext:value-type="float">
            <text:p>83,687</text:p>
          </table:table-cell>
          <table:table-cell table:style-name="ce26" table:formula="of:=[.$B$5]/[.$C63]" office:value-type="float" office:value="10.1502408077856" calcext:value-type="float">
            <text:p>10.15</text:p>
          </table:table-cell>
          <table:table-cell table:style-name="ce30" table:formula="of:=[.$B$6]/[.$C63]" office:value-type="float" office:value="15.6355531936095" calcext:value-type="float">
            <text:p>15.64</text:p>
          </table:table-cell>
          <table:table-cell table:number-columns-repeated="1017"/>
        </table:table-row>
        <table:table-row table:style-name="ro1">
          <table:table-cell office:value-type="float" office:value="2.875" calcext:value-type="float">
            <text:p>2.875</text:p>
          </table:table-cell>
          <table:table-cell table:formula="of:=([.$A64]-[.$B$9])/2" office:value-type="float" office:value="1.242" calcext:value-type="float">
            <text:p>1.2420</text:p>
          </table:table-cell>
          <table:table-cell table:style-name="ce16" table:formula="of:=([.$B$10]*[.$B$9])/(2*[.$B64])" office:value-type="float" office:value="6060.18518518519" calcext:value-type="float">
            <text:p>6,060</text:p>
          </table:table-cell>
          <table:table-cell table:style-name="ce21" table:formula="of:=(2*[.$B$5]*[.$B64])/[.$A64]" office:value-type="float" office:value="54518.4" calcext:value-type="float">
            <text:p>54,518</text:p>
          </table:table-cell>
          <table:table-cell table:style-name="ce21" table:formula="of:=(2*[.$B$6]*[.$B64])/[.$A64]" office:value-type="float" office:value="83980.8" calcext:value-type="float">
            <text:p>83,981</text:p>
          </table:table-cell>
          <table:table-cell table:style-name="ce26" table:formula="of:=[.$B$5]/[.$C64]" office:value-type="float" office:value="10.4122230710466" calcext:value-type="float">
            <text:p>10.41</text:p>
          </table:table-cell>
          <table:table-cell table:style-name="ce30" table:formula="of:=[.$B$6]/[.$C64]" office:value-type="float" office:value="16.0391138273491" calcext:value-type="float">
            <text:p>16.04</text:p>
          </table:table-cell>
          <table:table-cell table:number-columns-repeated="1017"/>
        </table:table-row>
        <table:table-row table:style-name="ro1">
          <table:table-cell office:value-type="float" office:value="2.9375" calcext:value-type="float">
            <text:p>2.938</text:p>
          </table:table-cell>
          <table:table-cell table:formula="of:=([.$A65]-[.$B$9])/2" office:value-type="float" office:value="1.27325" calcext:value-type="float">
            <text:p>1.2733</text:p>
          </table:table-cell>
          <table:table-cell table:style-name="ce16" table:formula="of:=([.$B$10]*[.$B$9])/(2*[.$B65])" office:value-type="float" office:value="5911.44708423326" calcext:value-type="float">
            <text:p>5,911</text:p>
          </table:table-cell>
          <table:table-cell table:style-name="ce21" table:formula="of:=(2*[.$B$5]*[.$B65])/[.$A65]" office:value-type="float" office:value="54700.9872340426" calcext:value-type="float">
            <text:p>54,701</text:p>
          </table:table-cell>
          <table:table-cell table:style-name="ce21" table:formula="of:=(2*[.$B$6]*[.$B65])/[.$A65]" office:value-type="float" office:value="84262.0595744681" calcext:value-type="float">
            <text:p>84,262</text:p>
          </table:table-cell>
          <table:table-cell table:style-name="ce26" table:formula="of:=[.$B$5]/[.$C65]" office:value-type="float" office:value="10.6742053343076" calcext:value-type="float">
            <text:p>10.67</text:p>
          </table:table-cell>
          <table:table-cell table:style-name="ce30" table:formula="of:=[.$B$6]/[.$C65]" office:value-type="float" office:value="16.4426744610888" calcext:value-type="float">
            <text:p>16.4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.000</text:p>
          </table:table-cell>
          <table:table-cell table:formula="of:=([.$A66]-[.$B$9])/2" office:value-type="float" office:value="1.3045" calcext:value-type="float">
            <text:p>1.3045</text:p>
          </table:table-cell>
          <table:table-cell table:style-name="ce16" table:formula="of:=([.$B$10]*[.$B$9])/(2*[.$B66])" office:value-type="float" office:value="5769.83518589498" calcext:value-type="float">
            <text:p>5,770</text:p>
          </table:table-cell>
          <table:table-cell table:style-name="ce21" table:formula="of:=(2*[.$B$5]*[.$B66])/[.$A66]" office:value-type="float" office:value="54875.9666666667" calcext:value-type="float">
            <text:p>54,876</text:p>
          </table:table-cell>
          <table:table-cell table:style-name="ce21" table:formula="of:=(2*[.$B$6]*[.$B66])/[.$A66]" office:value-type="float" office:value="84531.6" calcext:value-type="float">
            <text:p>84,532</text:p>
          </table:table-cell>
          <table:table-cell table:style-name="ce26" table:formula="of:=[.$B$5]/[.$C66]" office:value-type="float" office:value="10.9361875975687" calcext:value-type="float">
            <text:p>10.94</text:p>
          </table:table-cell>
          <table:table-cell table:style-name="ce30" table:formula="of:=[.$B$6]/[.$C66]" office:value-type="float" office:value="16.8462350948284" calcext:value-type="float">
            <text:p>16.85</text:p>
          </table:table-cell>
          <table:table-cell table:number-columns-repeated="1017"/>
        </table:table-row>
        <table:table-row table:style-name="ro1">
          <table:table-cell office:value-type="float" office:value="3.0625" calcext:value-type="float">
            <text:p>3.063</text:p>
          </table:table-cell>
          <table:table-cell table:formula="of:=([.$A67]-[.$B$9])/2" office:value-type="float" office:value="1.33575" calcext:value-type="float">
            <text:p>1.3358</text:p>
          </table:table-cell>
          <table:table-cell table:style-name="ce16" table:formula="of:=([.$B$10]*[.$B$9])/(2*[.$B67])" office:value-type="float" office:value="5634.84933557926" calcext:value-type="float">
            <text:p>5,635</text:p>
          </table:table-cell>
          <table:table-cell table:style-name="ce21" table:formula="of:=(2*[.$B$5]*[.$B67])/[.$A67]" office:value-type="float" office:value="55043.8040816327" calcext:value-type="float">
            <text:p>55,044</text:p>
          </table:table-cell>
          <table:table-cell table:style-name="ce21" table:formula="of:=(2*[.$B$6]*[.$B67])/[.$A67]" office:value-type="float" office:value="84790.1387755102" calcext:value-type="float">
            <text:p>84,790</text:p>
          </table:table-cell>
          <table:table-cell table:style-name="ce26" table:formula="of:=[.$B$5]/[.$C67]" office:value-type="float" office:value="11.1981698608297" calcext:value-type="float">
            <text:p>11.20</text:p>
          </table:table-cell>
          <table:table-cell table:style-name="ce30" table:formula="of:=[.$B$6]/[.$C67]" office:value-type="float" office:value="17.2497957285681" calcext:value-type="float">
            <text:p>17.25</text:p>
          </table:table-cell>
          <table:table-cell table:number-columns-repeated="1017"/>
        </table:table-row>
        <table:table-row table:style-name="ro1">
          <table:table-cell office:value-type="float" office:value="3.125" calcext:value-type="float">
            <text:p>3.125</text:p>
          </table:table-cell>
          <table:table-cell table:formula="of:=([.$A68]-[.$B$9])/2" office:value-type="float" office:value="1.367" calcext:value-type="float">
            <text:p>1.3670</text:p>
          </table:table-cell>
          <table:table-cell table:style-name="ce16" table:formula="of:=([.$B$10]*[.$B$9])/(2*[.$B68])" office:value-type="float" office:value="5506.03511338698" calcext:value-type="float">
            <text:p>5,506</text:p>
          </table:table-cell>
          <table:table-cell table:style-name="ce21" table:formula="of:=(2*[.$B$5]*[.$B68])/[.$A68]" office:value-type="float" office:value="55204.928" calcext:value-type="float">
            <text:p>55,205</text:p>
          </table:table-cell>
          <table:table-cell table:style-name="ce21" table:formula="of:=(2*[.$B$6]*[.$B68])/[.$A68]" office:value-type="float" office:value="85038.336" calcext:value-type="float">
            <text:p>85,038</text:p>
          </table:table-cell>
          <table:table-cell table:style-name="ce26" table:formula="of:=[.$B$5]/[.$C68]" office:value-type="float" office:value="11.4601521240907" calcext:value-type="float">
            <text:p>11.46</text:p>
          </table:table-cell>
          <table:table-cell table:style-name="ce30" table:formula="of:=[.$B$6]/[.$C68]" office:value-type="float" office:value="17.6533563623078" calcext:value-type="float">
            <text:p>17.65</text:p>
          </table:table-cell>
          <table:table-cell table:number-columns-repeated="1017"/>
        </table:table-row>
        <table:table-row table:style-name="ro1">
          <table:table-cell office:value-type="float" office:value="3.1875" calcext:value-type="float">
            <text:p>3.188</text:p>
          </table:table-cell>
          <table:table-cell table:formula="of:=([.$A69]-[.$B$9])/2" office:value-type="float" office:value="1.39825" calcext:value-type="float">
            <text:p>1.3983</text:p>
          </table:table-cell>
          <table:table-cell table:style-name="ce16" table:formula="of:=([.$B$10]*[.$B$9])/(2*[.$B69])" office:value-type="float" office:value="5382.97872340426" calcext:value-type="float">
            <text:p>5,383</text:p>
          </table:table-cell>
          <table:table-cell table:style-name="ce21" table:formula="of:=(2*[.$B$5]*[.$B69])/[.$A69]" office:value-type="float" office:value="55359.7333333333" calcext:value-type="float">
            <text:p>55,360</text:p>
          </table:table-cell>
          <table:table-cell table:style-name="ce21" table:formula="of:=(2*[.$B$6]*[.$B69])/[.$A69]" office:value-type="float" office:value="85276.8" calcext:value-type="float">
            <text:p>85,277</text:p>
          </table:table-cell>
          <table:table-cell table:style-name="ce26" table:formula="of:=[.$B$5]/[.$C69]" office:value-type="float" office:value="11.7221343873518" calcext:value-type="float">
            <text:p>11.72</text:p>
          </table:table-cell>
          <table:table-cell table:style-name="ce30" table:formula="of:=[.$B$6]/[.$C69]" office:value-type="float" office:value="18.0569169960474" calcext:value-type="float">
            <text:p>18.06</text:p>
          </table:table-cell>
          <table:table-cell table:number-columns-repeated="1017"/>
        </table:table-row>
        <table:table-row table:style-name="ro1">
          <table:table-cell office:value-type="float" office:value="3.25" calcext:value-type="float">
            <text:p>3.250</text:p>
          </table:table-cell>
          <table:table-cell table:formula="of:=([.$A70]-[.$B$9])/2" office:value-type="float" office:value="1.4295" calcext:value-type="float">
            <text:p>1.4295</text:p>
          </table:table-cell>
          <table:table-cell table:style-name="ce16" table:formula="of:=([.$B$10]*[.$B$9])/(2*[.$B70])" office:value-type="float" office:value="5265.30255334033" calcext:value-type="float">
            <text:p>5,265</text:p>
          </table:table-cell>
          <table:table-cell table:style-name="ce21" table:formula="of:=(2*[.$B$5]*[.$B70])/[.$A70]" office:value-type="float" office:value="55508.5846153846" calcext:value-type="float">
            <text:p>55,509</text:p>
          </table:table-cell>
          <table:table-cell table:style-name="ce21" table:formula="of:=(2*[.$B$6]*[.$B70])/[.$A70]" office:value-type="float" office:value="85506.0923076923" calcext:value-type="float">
            <text:p>85,506</text:p>
          </table:table-cell>
          <table:table-cell table:style-name="ce26" table:formula="of:=[.$B$5]/[.$C70]" office:value-type="float" office:value="11.9841166506128" calcext:value-type="float">
            <text:p>11.98</text:p>
          </table:table-cell>
          <table:table-cell table:style-name="ce30" table:formula="of:=[.$B$6]/[.$C70]" office:value-type="float" office:value="18.4604776297871" calcext:value-type="float">
            <text:p>18.46</text:p>
          </table:table-cell>
          <table:table-cell table:number-columns-repeated="1017"/>
        </table:table-row>
        <table:table-row table:style-name="ro1">
          <table:table-cell office:value-type="float" office:value="3.3125" calcext:value-type="float">
            <text:p>3.313</text:p>
          </table:table-cell>
          <table:table-cell table:formula="of:=([.$A71]-[.$B$9])/2" office:value-type="float" office:value="1.46075" calcext:value-type="float">
            <text:p>1.4608</text:p>
          </table:table-cell>
          <table:table-cell table:style-name="ce16" table:formula="of:=([.$B$10]*[.$B$9])/(2*[.$B71])" office:value-type="float" office:value="5152.66130412459" calcext:value-type="float">
            <text:p>5,153</text:p>
          </table:table-cell>
          <table:table-cell table:style-name="ce21" table:formula="of:=(2*[.$B$5]*[.$B71])/[.$A71]" office:value-type="float" office:value="55651.8188679245" calcext:value-type="float">
            <text:p>55,652</text:p>
          </table:table-cell>
          <table:table-cell table:style-name="ce21" table:formula="of:=(2*[.$B$6]*[.$B71])/[.$A71]" office:value-type="float" office:value="85726.7320754717" calcext:value-type="float">
            <text:p>85,727</text:p>
          </table:table-cell>
          <table:table-cell table:style-name="ce26" table:formula="of:=[.$B$5]/[.$C71]" office:value-type="float" office:value="12.2460989138738" calcext:value-type="float">
            <text:p>12.25</text:p>
          </table:table-cell>
          <table:table-cell table:style-name="ce30" table:formula="of:=[.$B$6]/[.$C71]" office:value-type="float" office:value="18.8640382635268" calcext:value-type="float">
            <text:p>18.86</text:p>
          </table:table-cell>
          <table:table-cell table:number-columns-repeated="1017"/>
        </table:table-row>
        <table:table-row table:style-name="ro1">
          <table:table-cell office:value-type="float" office:value="3.375" calcext:value-type="float">
            <text:p>3.375</text:p>
          </table:table-cell>
          <table:table-cell table:formula="of:=([.$A72]-[.$B$9])/2" office:value-type="float" office:value="1.492" calcext:value-type="float">
            <text:p>1.4920</text:p>
          </table:table-cell>
          <table:table-cell table:style-name="ce16" table:formula="of:=([.$B$10]*[.$B$9])/(2*[.$B72])" office:value-type="float" office:value="5044.73860589812" calcext:value-type="float">
            <text:p>5,045</text:p>
          </table:table-cell>
          <table:table-cell table:style-name="ce21" table:formula="of:=(2*[.$B$5]*[.$B72])/[.$A72]" office:value-type="float" office:value="55789.7481481481" calcext:value-type="float">
            <text:p>55,790</text:p>
          </table:table-cell>
          <table:table-cell table:style-name="ce21" table:formula="of:=(2*[.$B$6]*[.$B72])/[.$A72]" office:value-type="float" office:value="85939.2" calcext:value-type="float">
            <text:p>85,939</text:p>
          </table:table-cell>
          <table:table-cell table:style-name="ce26" table:formula="of:=[.$B$5]/[.$C72]" office:value-type="float" office:value="12.5080811771349" calcext:value-type="float">
            <text:p>12.51</text:p>
          </table:table-cell>
          <table:table-cell table:style-name="ce30" table:formula="of:=[.$B$6]/[.$C72]" office:value-type="float" office:value="19.2675988972664" calcext:value-type="float">
            <text:p>19.27</text:p>
          </table:table-cell>
          <table:table-cell table:number-columns-repeated="1017"/>
        </table:table-row>
        <table:table-row table:style-name="ro1">
          <table:table-cell office:value-type="float" office:value="3.4375" calcext:value-type="float">
            <text:p>3.438</text:p>
          </table:table-cell>
          <table:table-cell table:formula="of:=([.$A73]-[.$B$9])/2" office:value-type="float" office:value="1.52325" calcext:value-type="float">
            <text:p>1.5233</text:p>
          </table:table-cell>
          <table:table-cell table:style-name="ce16" table:formula="of:=([.$B$10]*[.$B$9])/(2*[.$B73])" office:value-type="float" office:value="4941.24405054981" calcext:value-type="float">
            <text:p>4,941</text:p>
          </table:table-cell>
          <table:table-cell table:style-name="ce21" table:formula="of:=(2*[.$B$5]*[.$B73])/[.$A73]" office:value-type="float" office:value="55922.6618181818" calcext:value-type="float">
            <text:p>55,923</text:p>
          </table:table-cell>
          <table:table-cell table:style-name="ce21" table:formula="of:=(2*[.$B$6]*[.$B73])/[.$A73]" office:value-type="float" office:value="86143.9418181818" calcext:value-type="float">
            <text:p>86,144</text:p>
          </table:table-cell>
          <table:table-cell table:style-name="ce26" table:formula="of:=[.$B$5]/[.$C73]" office:value-type="float" office:value="12.7700634403959" calcext:value-type="float">
            <text:p>12.77</text:p>
          </table:table-cell>
          <table:table-cell table:style-name="ce30" table:formula="of:=[.$B$6]/[.$C73]" office:value-type="float" office:value="19.6711595310061" calcext:value-type="float">
            <text:p>19.67</text:p>
          </table:table-cell>
          <table:table-cell table:number-columns-repeated="1017"/>
        </table:table-row>
        <table:table-row table:style-name="ro1">
          <table:table-cell office:value-type="float" office:value="3.5" calcext:value-type="float">
            <text:p>3.500</text:p>
          </table:table-cell>
          <table:table-cell table:formula="of:=([.$A74]-[.$B$9])/2" office:value-type="float" office:value="1.5545" calcext:value-type="float">
            <text:p>1.5545</text:p>
          </table:table-cell>
          <table:table-cell table:style-name="ce16" table:formula="of:=([.$B$10]*[.$B$9])/(2*[.$B74])" office:value-type="float" office:value="4841.91058218077" calcext:value-type="float">
            <text:p>4,842</text:p>
          </table:table-cell>
          <table:table-cell table:style-name="ce21" table:formula="of:=(2*[.$B$5]*[.$B74])/[.$A74]" office:value-type="float" office:value="56050.8285714286" calcext:value-type="float">
            <text:p>56,051</text:p>
          </table:table-cell>
          <table:table-cell table:style-name="ce21" table:formula="of:=(2*[.$B$6]*[.$B74])/[.$A74]" office:value-type="float" office:value="86341.3714285714" calcext:value-type="float">
            <text:p>86,341</text:p>
          </table:table-cell>
          <table:table-cell table:style-name="ce26" table:formula="of:=[.$B$5]/[.$C74]" office:value-type="float" office:value="13.032045703657" calcext:value-type="float">
            <text:p>13.03</text:p>
          </table:table-cell>
          <table:table-cell table:style-name="ce30" table:formula="of:=[.$B$6]/[.$C74]" office:value-type="float" office:value="20.0747201647457" calcext:value-type="float">
            <text:p>20.07</text:p>
          </table:table-cell>
          <table:table-cell table:number-columns-repeated="1017"/>
        </table:table-row>
        <table:table-row table:style-name="ro1" table:number-rows-repeated="25">
          <table:table-cell table:style-name="Default" table:number-columns-repeated="2"/>
          <table:table-cell table:number-columns-repeated="1022"/>
        </table:table-row>
        <table:table-row table:style-name="ro1" table:number-rows-repeated="2">
          <table:table-cell table:style-name="Default"/>
          <table:table-cell table:style-name="ce13"/>
          <table:table-cell table:number-columns-repeated="1022"/>
        </table:table-row>
        <table:table-row table:style-name="ro1">
          <table:table-cell table:style-name="ce2"/>
          <table:table-cell table:style-name="ce13"/>
          <table:table-cell table:number-columns-repeated="1022"/>
        </table:table-row>
        <table:table-row table:style-name="ro1">
          <table:table-cell table:style-name="Default"/>
          <table:table-cell table:style-name="ce13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5">
          <table:table-cell/>
          <table:table-cell table:style-name="ce57"/>
          <table:table-cell table:style-name="ce20"/>
          <table:table-cell table:number-columns-repeated="3"/>
          <table:table-cell table:style-name="ce13"/>
          <table:table-cell table:number-columns-repeated="1017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2"/>
          <table:table-cell table:style-name="ce13"/>
          <table:table-cell table:number-columns-repeated="1022"/>
        </table:table-row>
        <table:table-row table:style-name="ro1">
          <table:table-cell table:style-name="Default"/>
          <table:table-cell table:style-name="ce13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5">
          <table:table-cell/>
          <table:table-cell table:style-name="ce57"/>
          <table:table-cell table:style-name="ce20"/>
          <table:table-cell table:number-columns-repeated="3"/>
          <table:table-cell table:style-name="ce13"/>
          <table:table-cell table:number-columns-repeated="1017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/>
          <table:table-cell table:style-name="ce57"/>
          <table:table-cell table:number-columns-repeated="1022"/>
        </table:table-row>
        <table:table-row table:style-name="ro1">
          <table:table-cell table:style-name="Default"/>
          <table:table-cell table:style-name="ce58"/>
          <table:table-cell table:number-columns-repeated="1022"/>
        </table:table-row>
        <table:table-row table:style-name="ro1">
          <table:table-cell table:style-name="ce2"/>
          <table:table-cell table:style-name="ce13"/>
          <table:table-cell table:number-columns-repeated="1022"/>
        </table:table-row>
        <table:table-row table:style-name="ro1">
          <table:table-cell table:style-name="Default"/>
          <table:table-cell table:style-name="ce13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4">
          <table:table-cell/>
          <table:table-cell table:style-name="ce57"/>
          <table:table-cell table:style-name="ce20" table:number-columns-repeated="2"/>
          <table:table-cell table:style-name="ce13" table:number-columns-repeated="3"/>
          <table:table-cell table:number-columns-repeated="1017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/>
          <table:table-cell table:style-name="ce57"/>
          <table:table-cell table:number-columns-repeated="1022"/>
        </table:table-row>
        <table:table-row table:style-name="ro1">
          <table:table-cell table:style-name="Default"/>
          <table:table-cell table:style-name="ce58"/>
          <table:table-cell table:number-columns-repeated="1022"/>
        </table:table-row>
        <table:table-row table:style-name="ro1">
          <table:table-cell table:style-name="ce2"/>
          <table:table-cell table:style-name="ce13"/>
          <table:table-cell table:number-columns-repeated="1022"/>
        </table:table-row>
        <table:table-row table:style-name="ro1">
          <table:table-cell table:style-name="Default"/>
          <table:table-cell table:style-name="ce13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4">
          <table:table-cell/>
          <table:table-cell table:style-name="ce57"/>
          <table:table-cell table:style-name="ce20" table:number-columns-repeated="2"/>
          <table:table-cell table:style-name="ce13" table:number-columns-repeated="3"/>
          <table:table-cell table:number-columns-repeated="1017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2"/>
          <table:table-cell table:style-name="ce13"/>
          <table:table-cell table:number-columns-repeated="1022"/>
        </table:table-row>
        <table:table-row table:style-name="ro1">
          <table:table-cell table:style-name="Default"/>
          <table:table-cell table:style-name="ce13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2">
          <table:table-cell/>
          <table:table-cell table:style-name="ce57"/>
          <table:table-cell table:style-name="ce20" table:number-columns-repeated="2"/>
          <table:table-cell table:number-columns-repeated="1020"/>
        </table:table-row>
        <table:table-row table:style-name="ro1">
          <table:table-cell/>
          <table:table-cell table:style-name="ce57"/>
          <table:table-cell table:style-name="ce20" table:number-columns-repeated="2"/>
          <table:table-cell table:number-columns-repeated="1020"/>
        </table:table-row>
        <calcext:conditional-formats>
          <calcext:conditional-format calcext:target-range-address="Calculator.B35:Calculator.B74 Calculator.B21:Calculator.B33">
            <calcext:condition calcext:apply-style-name="DANGER" calcext:value="&lt;=0" calcext:base-cell-address="Calculator.B21"/>
          </calcext:conditional-format>
          <calcext:conditional-format calcext:target-range-address="Calculator.C35:Calculator.C74 Calculator.C21:Calculator.C33">
            <calcext:condition calcext:apply-style-name="DANGER" calcext:value="&gt;=[.$B$5]" calcext:base-cell-address="Calculator.C21"/>
            <calcext:condition calcext:apply-style-name="DANGER" calcext:value="&lt;=0" calcext:base-cell-address="Calculator.C21"/>
          </calcext:conditional-format>
          <calcext:conditional-format calcext:target-range-address="Calculator.F35:Calculator.F74 Calculator.F21:Calculator.F33">
            <calcext:data-bar calcext:max-length="100" calcext:negative-color="#ff0000" calcext:positive-color="#00cccc" calcext:axis-color="#000000">
              <calcext:formatting-entry calcext:value="1" calcext:type="number"/>
              <calcext:formatting-entry calcext:value="4" calcext:type="number"/>
            </calcext:data-bar>
          </calcext:conditional-format>
          <calcext:conditional-format calcext:target-range-address="Calculator.G35:Calculator.G74 Calculator.G21:Calculator.G33">
            <calcext:data-bar calcext:max-length="100" calcext:negative-color="#ff0000" calcext:positive-color="#00cccc" calcext:axis-color="#000000">
              <calcext:formatting-entry calcext:value="1" calcext:type="number"/>
              <calcext:formatting-entry calcext:value="4" calcext:type="number"/>
            </calcext:data-bar>
          </calcext:conditional-format>
          <calcext:conditional-format calcext:target-range-address="Calculator.D35:Calculator.D74 Calculator.E35:Calculator.E74 Calculator.D21:Calculator.E33">
            <calcext:condition calcext:apply-style-name="DANGER" calcext:value="&lt;=[.$B$10]" calcext:base-cell-address="Calculator.D21"/>
          </calcext:conditional-format>
          <calcext:conditional-format calcext:target-range-address="Calculator.B34:Calculator.B34">
            <calcext:condition calcext:apply-style-name="DANGER" calcext:value="&lt;=0" calcext:base-cell-address="Calculator.B34"/>
          </calcext:conditional-format>
          <calcext:conditional-format calcext:target-range-address="Calculator.C34:Calculator.C34">
            <calcext:condition calcext:apply-style-name="DANGER" calcext:value="&gt;=[.$B$5]" calcext:base-cell-address="Calculator.C34"/>
            <calcext:condition calcext:apply-style-name="DANGER" calcext:value="&lt;=0" calcext:base-cell-address="Calculator.C34"/>
          </calcext:conditional-format>
          <calcext:conditional-format calcext:target-range-address="Calculator.F34:Calculator.F34">
            <calcext:data-bar calcext:max-length="100" calcext:negative-color="#ff0000" calcext:positive-color="#00cccc" calcext:axis-color="#000000">
              <calcext:formatting-entry calcext:value="1" calcext:type="number"/>
              <calcext:formatting-entry calcext:value="4" calcext:type="number"/>
            </calcext:data-bar>
          </calcext:conditional-format>
          <calcext:conditional-format calcext:target-range-address="Calculator.G34:Calculator.G34">
            <calcext:data-bar calcext:max-length="100" calcext:negative-color="#ff0000" calcext:positive-color="#00cccc" calcext:axis-color="#000000">
              <calcext:formatting-entry calcext:value="1" calcext:type="number"/>
              <calcext:formatting-entry calcext:value="4" calcext:type="number"/>
            </calcext:data-bar>
          </calcext:conditional-format>
          <calcext:conditional-format calcext:target-range-address="Calculator.D34:Calculator.E34">
            <calcext:condition calcext:apply-style-name="DANGER" calcext:value="&lt;=[.$B$10]" calcext:base-cell-address="Calculator.D34"/>
          </calcext:conditional-format>
        </calcext:conditional-formats>
      </table:table>
      <table:table table:name="Cartridges" table:style-name="ta1"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aliber</text:p>
          </table:table-cell>
          <table:table-cell office:value-type="string" calcext:value-type="string">
            <text:p>Chamber Peak Pressure</text:p>
          </table:table-cell>
          <table:table-cell office:value-type="string" calcext:value-type="string">
            <text:p>Base Diameter</text:p>
          </table:table-cell>
        </table:table-row>
        <table:table-row table:style-name="ro1">
          <table:table-cell office:value-type="string" calcext:value-type="string">
            <text:p>.22LR</text:p>
          </table:table-cell>
          <table:table-cell office:value-type="float" office:value="24000" calcext:value-type="float">
            <text:p>24000</text:p>
          </table:table-cell>
          <table:table-cell office:value-type="float" office:value="0.226" calcext:value-type="float">
            <text:p>0.226</text:p>
          </table:table-cell>
        </table:table-row>
        <table:table-row table:style-name="ro1">
          <table:table-cell office:value-type="string" calcext:value-type="string">
            <text:p>.380 Auto</text:p>
          </table:table-cell>
          <table:table-cell office:value-type="float" office:value="21500" calcext:value-type="float">
            <text:p>21500</text:p>
          </table:table-cell>
          <table:table-cell office:value-type="float" office:value="0.374" calcext:value-type="float">
            <text:p>0.374</text:p>
          </table:table-cell>
        </table:table-row>
        <table:table-row table:style-name="ro1">
          <table:table-cell office:value-type="string" calcext:value-type="string">
            <text:p>.44 Magnum</text:p>
          </table:table-cell>
          <table:table-cell table:style-name="ce58" office:value-type="float" office:value="36000" calcext:value-type="float">
            <text:p>36000</text:p>
          </table:table-cell>
          <table:table-cell table:style-name="ce57" office:value-type="float" office:value="0.457" calcext:value-type="float">
            <text:p>0.4570</text:p>
          </table:table-cell>
        </table:table-row>
        <table:table-row table:style-name="ro1">
          <table:table-cell office:value-type="string" calcext:value-type="string">
            <text:p>.45 ACP</text:p>
          </table:table-cell>
          <table:table-cell office:value-type="float" office:value="21000" calcext:value-type="float">
            <text:p>21000</text:p>
          </table:table-cell>
          <table:table-cell office:value-type="float" office:value="0.476" calcext:value-type="float">
            <text:p>0.476</text:p>
          </table:table-cell>
        </table:table-row>
        <table:table-row table:style-name="ro1">
          <table:table-cell office:value-type="string" calcext:value-type="string">
            <text:p>.50 BMG</text:p>
          </table:table-cell>
          <table:table-cell office:value-type="float" office:value="60481" calcext:value-type="float">
            <text:p>60481</text:p>
          </table:table-cell>
          <table:table-cell office:value-type="float" office:value="0.804" calcext:value-type="float">
            <text:p>0.804</text:p>
          </table:table-cell>
        </table:table-row>
        <table:table-row table:style-name="ro1">
          <table:table-cell office:value-type="string" calcext:value-type="string">
            <text:p>12 Gauge</text:p>
          </table:table-cell>
          <table:table-cell table:style-name="ce58" office:value-type="float" office:value="13000" calcext:value-type="float">
            <text:p>13000</text:p>
          </table:table-cell>
          <table:table-cell table:style-name="ce57" office:value-type="float" office:value="0.813" calcext:value-type="float">
            <text:p>0.8130</text:p>
          </table:table-cell>
        </table:table-row>
        <table:table-row table:style-name="ro1">
          <table:table-cell office:value-type="string" calcext:value-type="string">
            <text:p>38mm</text:p>
          </table:table-cell>
          <table:table-cell office:value-type="float" office:value="3000" calcext:value-type="float">
            <text:p>3000</text:p>
          </table:table-cell>
          <table:table-cell table:style-name="ce81" table:formula="of:=38/25.4" office:value-type="float" office:value="1.49606299212598" calcext:value-type="float">
            <text:p>1.50</text:p>
          </table:table-cell>
        </table:table-row>
        <table:table-row table:style-name="ro1">
          <table:table-cell office:value-type="string" calcext:value-type="string">
            <text:p>5.56x45</text:p>
          </table:table-cell>
          <table:table-cell office:value-type="float" office:value="62366" calcext:value-type="float">
            <text:p>62366</text:p>
          </table:table-cell>
          <table:table-cell office:value-type="float" office:value="0.377" calcext:value-type="float">
            <text:p>0.377</text:p>
          </table:table-cell>
        </table:table-row>
        <table:table-row table:style-name="ro1">
          <table:table-cell office:value-type="string" calcext:value-type="string">
            <text:p>7.62x39</text:p>
          </table:table-cell>
          <table:table-cell office:value-type="float" office:value="51490" calcext:value-type="float">
            <text:p>51490</text:p>
          </table:table-cell>
          <table:table-cell office:value-type="float" office:value="0.447" calcext:value-type="float">
            <text:p>0.447</text:p>
          </table:table-cell>
        </table:table-row>
        <table:table-row table:style-name="ro1">
          <table:table-cell office:value-type="string" calcext:value-type="string">
            <text:p>7.62x51</text:p>
          </table:table-cell>
          <table:table-cell office:value-type="float" office:value="60191" calcext:value-type="float">
            <text:p>60191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9mm</text:p>
          </table:table-cell>
          <table:table-cell office:value-type="float" office:value="38500" calcext:value-type="float">
            <text:p>38500</text:p>
          </table:table-cell>
          <table:table-cell table:style-name="ce82" office:value-type="float" office:value="0.391" calcext:value-type="float">
            <text:p>0.391</text:p>
          </table:table-cell>
        </table:table-row>
      </table:table>
      <table:table table:name="Materials" table:style-name="ta1">
        <table:table-column table:style-name="co11" table:default-cell-style-name="ce83"/>
        <table:table-column table:style-name="co8" table:number-columns-repeated="2" table:default-cell-style-name="Default"/>
        <table:table-row table:style-name="ro1">
          <table:table-cell table:style-name="Default" office:value-type="string" calcext:value-type="string">
            <text:p>Material</text:p>
          </table:table-cell>
          <table:table-cell office:value-type="string" calcext:value-type="string">
            <text:p>Yield (psi)</text:p>
          </table:table-cell>
          <table:table-cell office:value-type="string" calcext:value-type="string">
            <text:p>UTS (psi)</text:p>
          </table:table-cell>
        </table:table-row>
        <table:table-row table:style-name="ro1">
          <table:table-cell office:value-type="string" calcext:value-type="string">
            <text:p>6Al-4V (a/k/a Grade 5) Titanium</text:p>
          </table:table-cell>
          <table:table-cell office:value-type="float" office:value="128000" calcext:value-type="float">
            <text:p>128000</text:p>
          </table:table-cell>
          <table:table-cell office:value-type="float" office:value="138000" calcext:value-type="float">
            <text:p>138000</text:p>
          </table:table-cell>
        </table:table-row>
        <table:table-row table:style-name="ro1">
          <table:table-cell office:value-type="string" calcext:value-type="string">
            <text:p>ABS</text:p>
          </table:table-cell>
          <table:table-cell table:number-columns-repeated="2" office:value-type="float" office:value="5532" calcext:value-type="float">
            <text:p>5532</text:p>
          </table:table-cell>
        </table:table-row>
        <table:table-row table:style-name="ro1">
          <table:table-cell office:value-type="string" calcext:value-type="string">
            <text:p>PEEK</text:p>
          </table:table-cell>
          <table:table-cell table:number-columns-repeated="2" office:value-type="float" office:value="15229" calcext:value-type="float">
            <text:p>15229</text:p>
          </table:table-cell>
        </table:table-row>
        <table:table-row table:style-name="ro1">
          <table:table-cell office:value-type="string" calcext:value-type="string">
            <text:p>PLA</text:p>
          </table:table-cell>
          <table:table-cell table:number-columns-repeated="2" office:value-type="float" office:value="9531" calcext:value-type="float">
            <text:p>9531</text:p>
          </table:table-cell>
        </table:table-row>
        <table:table-row table:style-name="ro1">
          <table:table-cell office:value-type="string" calcext:value-type="string">
            <text:p>Steel 4130 (Min)</text:p>
          </table:table-cell>
          <table:table-cell office:value-type="float" office:value="63100" calcext:value-type="float">
            <text:p>63100</text:p>
          </table:table-cell>
          <table:table-cell office:value-type="float" office:value="97200" calcext:value-type="float">
            <text:p>97200</text:p>
          </table:table-cell>
        </table:table-row>
        <table:table-row table:style-name="ro1">
          <table:table-cell office:value-type="string" calcext:value-type="string">
            <text:p>Steel 4130 (Normalized)</text:p>
          </table:table-cell>
          <table:table-cell office:value-type="float" office:value="116113" calcext:value-type="float">
            <text:p>116113</text:p>
          </table:table-cell>
          <table:table-cell office:value-type="float" office:value="122587" calcext:value-type="float">
            <text:p>122587</text:p>
          </table:table-cell>
        </table:table-row>
        <table:table-row table:style-name="ro1">
          <table:table-cell office:value-type="string" calcext:value-type="string">
            <text:p>Steel 4140 (Normalized)</text:p>
          </table:table-cell>
          <table:table-cell office:value-type="float" office:value="95000" calcext:value-type="float">
            <text:p>95000</text:p>
          </table:table-cell>
          <table:table-cell office:value-type="float" office:value="148000" calcext:value-type="float">
            <text:p>148000</text:p>
          </table:table-cell>
        </table:table-row>
        <table:table-row table:style-name="ro1">
          <table:table-cell office:value-type="string" calcext:value-type="string">
            <text:p>Steel A513 DOM</text:p>
          </table:table-cell>
          <table:table-cell office:value-type="float" office:value="72000" calcext:value-type="float">
            <text:p>72000</text:p>
          </table:table-cell>
          <table:table-cell office:value-type="float" office:value="87000" calcext:value-type="float">
            <text:p>87000</text:p>
          </table:table-cell>
        </table:table-row>
        <table:table-row table:style-name="ro1">
          <table:table-cell office:value-type="string" calcext:value-type="string">
            <text:p>Steel A53 ERW Pipe</text:p>
          </table:table-cell>
          <table:table-cell office:value-type="float" office:value="30000" calcext:value-type="float">
            <text:p>30000</text:p>
          </table:table-cell>
          <table:table-cell office:value-type="float" office:value="48000" calcext:value-type="float">
            <text:p>48000</text:p>
          </table:table-cell>
        </table:table-row>
        <table:table-row table:style-name="ro1">
          <table:table-cell office:value-type="string" calcext:value-type="string">
            <text:p>Steel Grade 8 Bolt</text:p>
          </table:table-cell>
          <table:table-cell office:value-type="float" office:value="130000" calcext:value-type="float">
            <text:p>13000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Steel K 1.2080</text:p>
          </table:table-cell>
          <table:table-cell office:value-type="float" office:value="50763" calcext:value-type="float">
            <text:p>50763</text:p>
          </table:table-cell>
          <table:table-cell office:value-type="float" office:value="94275" calcext:value-type="float">
            <text:p>94275</text:p>
          </table:table-cell>
        </table:table-row>
        <table:table-row table:style-name="ro1" table:number-rows-repeated="104856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Materials" table:target-range-address="Materials.A6:Materials.A9" table:on-update-keep-styles="true" table:on-update-keep-size="false" table:orientation="column"/>
        <table:database-range table:name="__Anonymous_Sheet_DB__1" table:target-range-address="Cartridges.A1:Cartridges.C12">
          <table:sort>
            <table:sort-by table:field-number="0" table:data-type="automatic"/>
          </table:sort>
        </table:database-range>
        <table:database-range table:name="__Anonymous_Sheet_DB__2" table:target-range-address="Materials.A1:Materials.C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1" loext:min-decimal-places="1" number:min-integer-digits="1" number:grouping="true"/>
    </number:number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5" loext:min-decimal-places="5" number:min-integer-digits="1" number:grouping="true"/>
    </number:number-style>
    <number:number-style style:name="N127">
      <number:number number:decimal-places="6" loext:min-decimal-places="6" number:min-integer-digits="1" number:grouping="true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number number:decimal-places="13" loext:min-decimal-places="13" number:min-integer-digits="1"/>
    </number:number-style>
    <number:number-style style:name="N136">
      <number:number number:decimal-places="15" loext:min-decimal-places="15" number:min-integer-digits="1"/>
    </number:number-style>
    <number:number-style style:name="N137">
      <number:number number:decimal-places="16" loext:min-decimal-places="1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NGER" style:family="table-cell" style:parent-style-name="Default">
      <style:table-cell-properties fo:background-color="#ff0000"/>
    </style:style>
    <style:style style:name="Safe" style:family="table-cell" style:parent-style-name="Default">
      <style:table-cell-properties fo:background-color="#66ff66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7">00/00/0000</text:date>, <text:time style:data-style-name="N2" text:time-value="22:43:56.6077364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06:44:47.022088028</meta:creation-date>
    <meta:editing-cycles>1</meta:editing-cycles>
    <meta:editing-duration>P0D</meta:editing-duration>
    <dc:title>Chamber Pressure/Wall</dc:title>
    <meta:generator>LibreOffice/5.4.6.2$Linux_X86_64 LibreOffice_project/40m0$Build-2</meta:generator>
    <meta:document-statistic meta:table-count="3" meta:cell-count="490" meta:object-count="0"/>
  </office:meta>
</office:document-meta>
</file>